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Preformatted_20_Text">
      <style:text-properties style:font-name="Liberation Serif" fo:font-size="12pt" fo:language="en" fo:country="US" officeooo:rsid="000bb3fd" officeooo:paragraph-rsid="000bb3fd" style:font-size-asian="10.5pt" style:font-size-complex="12pt"/>
    </style:style>
    <style:style style:name="P3" style:family="paragraph" style:parent-style-name="Text_20_body">
      <style:paragraph-properties fo:text-align="center" style:justify-single-word="false"/>
      <style:text-properties style:font-name="Liberation Serif" fo:font-size="12pt" fo:language="en" fo:country="US" officeooo:rsid="000bb3fd" officeooo:paragraph-rsid="000bb3fd" style:font-size-asian="10.5pt" style:font-size-complex="12pt"/>
    </style:style>
    <style:style style:name="P4" style:family="paragraph" style:parent-style-name="Text_20_body">
      <style:text-properties style:font-name="Liberation Serif" fo:font-size="12pt" fo:language="en" fo:country="US" officeooo:rsid="019ddc74" officeooo:paragraph-rsid="000d4ba2" style:font-size-asian="10.5pt" style:font-size-complex="12pt"/>
    </style:style>
    <style:style style:name="P5" style:family="paragraph" style:parent-style-name="Text_20_body">
      <style:text-properties style:font-name="Liberation Serif" fo:font-size="12pt" fo:language="en" fo:country="US" officeooo:rsid="000d4ba2" officeooo:paragraph-rsid="000d4ba2" style:font-size-asian="10.5pt" style:font-size-complex="12pt"/>
    </style:style>
    <style:style style:name="P6" style:family="paragraph" style:parent-style-name="Text_20_body">
      <style:paragraph-properties fo:text-align="center" style:justify-single-word="false"/>
      <style:text-properties officeooo:paragraph-rsid="000bb3fd"/>
    </style:style>
    <style:style style:name="P7" style:family="paragraph" style:parent-style-name="Text_20_body">
      <style:text-properties officeooo:paragraph-rsid="000d4ba2"/>
    </style:style>
    <style:style style:name="P8" style:family="paragraph" style:parent-style-name="Text_20_body">
      <style:text-properties officeooo:rsid="019ddc74" officeooo:paragraph-rsid="000d4ba2"/>
    </style:style>
    <style:style style:name="P9" style:family="paragraph" style:parent-style-name="Text_20_body" style:list-style-name="L1">
      <style:text-properties officeooo:paragraph-rsid="000d4ba2"/>
    </style:style>
    <style:style style:name="P10" style:family="paragraph" style:parent-style-name="Text_20_body" style:list-style-name="L2">
      <style:text-properties officeooo:rsid="019ddc74" officeooo:paragraph-rsid="000d4ba2"/>
    </style:style>
    <style:style style:name="P11" style:family="paragraph" style:parent-style-name="Text_20_body" style:list-style-name="L2">
      <style:text-properties style:font-name="Liberation Serif" fo:font-size="12pt" fo:language="en" fo:country="US" officeooo:rsid="019ddc74" officeooo:paragraph-rsid="000d4ba2" style:font-size-asian="10.5pt" style:font-size-complex="12pt"/>
    </style:style>
    <style:style style:name="P12" style:family="paragraph" style:parent-style-name="Text_20_body" style:list-style-name="L2">
      <style:text-properties style:font-name="Liberation Serif" fo:font-size="12pt" fo:language="en" fo:country="US" officeooo:rsid="0016dcb2" officeooo:paragraph-rsid="0016dcb2" style:font-size-asian="10.5pt" style:font-size-complex="12pt"/>
    </style:style>
    <style:style style:name="P13" style:family="paragraph" style:parent-style-name="Text_20_body">
      <style:text-properties style:font-name="Liberation Serif" fo:font-size="12pt" fo:language="en" fo:country="US" officeooo:rsid="0016dcb2" officeooo:paragraph-rsid="0016dcb2" style:font-size-asian="10.5pt" style:font-size-complex="12pt"/>
    </style:style>
    <style:style style:name="P14" style:family="paragraph" style:parent-style-name="Text_20_body">
      <style:text-properties style:font-name="Liberation Serif" fo:font-size="12pt" fo:language="en" fo:country="US" officeooo:rsid="00175daf" officeooo:paragraph-rsid="00175daf" style:font-size-asian="10.5pt" style:font-size-complex="12pt"/>
    </style:style>
    <style:style style:name="P15" style:family="paragraph" style:parent-style-name="Text_20_body">
      <style:text-properties style:font-name="Liberation Serif" fo:font-size="12pt" fo:language="en" fo:country="US" officeooo:rsid="00175daf" officeooo:paragraph-rsid="002c726e" style:font-size-asian="10.5pt" style:font-size-complex="12pt"/>
    </style:style>
    <style:style style:name="P16" style:family="paragraph" style:parent-style-name="Text_20_body">
      <style:text-properties style:font-name="Liberation Serif" fo:font-size="12pt" fo:language="en" fo:country="US" officeooo:rsid="0017aaa7" officeooo:paragraph-rsid="0017aaa7" style:font-size-asian="10.5pt" style:font-size-complex="12pt"/>
    </style:style>
    <style:style style:name="P17" style:family="paragraph" style:parent-style-name="Text_20_body">
      <style:text-properties style:font-name="Liberation Serif" fo:font-size="12pt" fo:language="en" fo:country="US" officeooo:rsid="00185b13" officeooo:paragraph-rsid="000d4ba2" style:font-size-asian="10.5pt" style:font-size-complex="12pt"/>
    </style:style>
    <style:style style:name="P18" style:family="paragraph" style:parent-style-name="Text_20_body">
      <style:text-properties style:font-name="Liberation Serif" fo:font-size="12pt" fo:language="en" fo:country="US" officeooo:rsid="00185b13" officeooo:paragraph-rsid="00185b13" style:font-size-asian="10.5pt" style:font-size-complex="12pt"/>
    </style:style>
    <style:style style:name="P19" style:family="paragraph" style:parent-style-name="Text_20_body">
      <style:text-properties style:font-name="Liberation Serif" fo:font-size="12pt" fo:language="en" fo:country="US" officeooo:rsid="000d4ba2" officeooo:paragraph-rsid="00185b13" style:font-size-asian="10.5pt" style:font-size-complex="12pt"/>
    </style:style>
    <style:style style:name="P20" style:family="paragraph" style:parent-style-name="Text_20_body">
      <style:text-properties style:font-name="Liberation Serif" fo:font-size="12pt" fo:language="en" fo:country="US" officeooo:rsid="000d4ba2" officeooo:paragraph-rsid="000d4ba2" style:font-size-asian="10.5pt" style:font-size-complex="12pt"/>
    </style:style>
    <style:style style:name="P21" style:family="paragraph" style:parent-style-name="Text_20_body">
      <style:text-properties style:font-name="Liberation Serif" fo:font-size="12pt" fo:language="en" fo:country="US" officeooo:rsid="0019f13b" officeooo:paragraph-rsid="0019f13b" style:font-size-asian="10.5pt" style:font-size-complex="12pt"/>
    </style:style>
    <style:style style:name="P22" style:family="paragraph" style:parent-style-name="Text_20_body">
      <style:text-properties style:font-name="Liberation Serif" fo:font-size="12pt" fo:language="en" fo:country="US" officeooo:rsid="001a2d30" officeooo:paragraph-rsid="001a2d30" style:font-size-asian="10.5pt" style:font-size-complex="12pt"/>
    </style:style>
    <style:style style:name="P23" style:family="paragraph" style:parent-style-name="Text_20_body">
      <style:text-properties style:font-name="Liberation Serif" fo:font-size="12pt" fo:language="en" fo:country="US" officeooo:rsid="001a911b" officeooo:paragraph-rsid="001b3fc4" style:font-size-asian="10.5pt" style:font-size-complex="12pt"/>
    </style:style>
    <style:style style:name="P24" style:family="paragraph" style:parent-style-name="Text_20_body">
      <style:text-properties style:font-name="Liberation Serif" fo:font-size="12pt" fo:language="en" fo:country="US" officeooo:rsid="001a911b" officeooo:paragraph-rsid="00457d4a" style:font-size-asian="10.5pt" style:font-size-complex="12pt"/>
    </style:style>
    <style:style style:name="P25" style:family="paragraph" style:parent-style-name="Text_20_body">
      <style:text-properties style:font-name="Liberation Serif" fo:font-size="12pt" fo:language="en" fo:country="US" officeooo:rsid="001a911b" officeooo:paragraph-rsid="004809e4" style:font-size-asian="10.5pt" style:font-size-complex="12pt"/>
    </style:style>
    <style:style style:name="P26" style:family="paragraph" style:parent-style-name="Text_20_body">
      <style:text-properties style:font-name="Liberation Serif" fo:font-size="12pt" fo:language="en" fo:country="US" officeooo:rsid="001d61c9" officeooo:paragraph-rsid="001ea74e" style:font-size-asian="10.5pt" style:font-size-complex="12pt"/>
    </style:style>
    <style:style style:name="P27" style:family="paragraph" style:parent-style-name="Text_20_body">
      <style:text-properties style:font-name="Liberation Serif" fo:font-size="12pt" fo:language="en" fo:country="US" officeooo:rsid="001ea74e" officeooo:paragraph-rsid="001ea74e" style:font-size-asian="10.5pt" style:font-size-complex="12pt"/>
    </style:style>
    <style:style style:name="P28" style:family="paragraph" style:parent-style-name="Text_20_body">
      <style:text-properties style:font-name="Liberation Serif" fo:font-size="12pt" fo:language="en" fo:country="US" officeooo:rsid="001f8c31" officeooo:paragraph-rsid="001f8c31" style:font-size-asian="10.5pt" style:font-size-complex="12pt"/>
    </style:style>
    <style:style style:name="P29" style:family="paragraph" style:parent-style-name="Text_20_body">
      <style:text-properties style:font-name="Liberation Serif" fo:font-size="12pt" fo:language="en" fo:country="US" officeooo:rsid="002033a2" officeooo:paragraph-rsid="002033a2" style:font-size-asian="10.5pt" style:font-size-complex="12pt"/>
    </style:style>
    <style:style style:name="P30" style:family="paragraph" style:parent-style-name="Text_20_body">
      <style:text-properties style:font-name="Liberation Serif" fo:font-size="12pt" fo:language="en" fo:country="US" officeooo:rsid="0024087b" officeooo:paragraph-rsid="0024087b" style:font-size-asian="10.5pt" style:font-size-complex="12pt"/>
    </style:style>
    <style:style style:name="P31" style:family="paragraph" style:parent-style-name="Text_20_body">
      <style:text-properties style:font-name="Liberation Serif" fo:font-size="12pt" fo:language="en" fo:country="US" officeooo:rsid="002c726e" officeooo:paragraph-rsid="002c726e" style:font-size-asian="10.5pt" style:font-size-complex="12pt"/>
    </style:style>
    <style:style style:name="P32" style:family="paragraph" style:parent-style-name="Text_20_body">
      <style:text-properties style:font-name="Liberation Serif" fo:font-size="12pt" fo:language="en" fo:country="US" officeooo:rsid="002df171" officeooo:paragraph-rsid="00437c2d" style:font-size-asian="10.5pt" style:font-size-complex="12pt"/>
    </style:style>
    <style:style style:name="P33" style:family="paragraph" style:parent-style-name="Text_20_body">
      <style:text-properties style:font-name="Liberation Serif" fo:font-size="12pt" fo:language="en" fo:country="US" officeooo:rsid="002f8511" officeooo:paragraph-rsid="002f8511" style:font-size-asian="10.5pt" style:font-size-complex="12pt"/>
    </style:style>
    <style:style style:name="P34" style:family="paragraph" style:parent-style-name="Text_20_body">
      <style:text-properties style:font-name="Liberation Serif" fo:font-size="12pt" fo:language="en" fo:country="US" officeooo:rsid="0030e72a" officeooo:paragraph-rsid="002f8511" style:font-size-asian="10.5pt" style:font-size-complex="12pt"/>
    </style:style>
    <style:style style:name="P35" style:family="paragraph" style:parent-style-name="Text_20_body">
      <style:text-properties style:font-name="Liberation Serif" fo:font-size="12pt" fo:language="en" fo:country="US" officeooo:rsid="0030e72a" officeooo:paragraph-rsid="0030e72a" style:font-size-asian="10.5pt" style:font-size-complex="12pt"/>
    </style:style>
    <style:style style:name="P36" style:family="paragraph" style:parent-style-name="Text_20_body">
      <style:text-properties style:font-name="Liberation Serif" fo:font-size="12pt" fo:language="en" fo:country="US" officeooo:rsid="00335974" officeooo:paragraph-rsid="00335974" style:font-size-asian="10.5pt" style:font-size-complex="12pt"/>
    </style:style>
    <style:style style:name="P37" style:family="paragraph" style:parent-style-name="Text_20_body">
      <style:text-properties style:font-name="Liberation Serif" fo:font-size="12pt" fo:language="en" fo:country="US" officeooo:rsid="00355572" officeooo:paragraph-rsid="00355572" style:font-size-asian="10.5pt" style:font-size-complex="12pt"/>
    </style:style>
    <style:style style:name="P38" style:family="paragraph" style:parent-style-name="Text_20_body">
      <style:text-properties style:font-name="Liberation Serif" fo:font-size="12pt" fo:language="en" fo:country="US" officeooo:rsid="003c81e7" officeooo:paragraph-rsid="003c81e7" style:font-size-asian="10.5pt" style:font-size-complex="12pt"/>
    </style:style>
    <style:style style:name="P39" style:family="paragraph" style:parent-style-name="Text_20_body">
      <style:text-properties style:font-name="Liberation Serif" fo:font-size="12pt" fo:language="en" fo:country="US" officeooo:rsid="003dcf60" officeooo:paragraph-rsid="003dcf60" style:font-size-asian="10.5pt" style:font-size-complex="12pt"/>
    </style:style>
    <style:style style:name="P40" style:family="paragraph" style:parent-style-name="Text_20_body">
      <style:text-properties style:font-name="Liberation Serif" fo:font-size="12pt" fo:language="en" fo:country="US" officeooo:rsid="003f810e" officeooo:paragraph-rsid="003f810e" style:font-size-asian="10.5pt" style:font-size-complex="12pt"/>
    </style:style>
    <style:style style:name="P41" style:family="paragraph" style:parent-style-name="Text_20_body">
      <style:text-properties style:font-name="Liberation Serif" fo:font-size="12pt" fo:language="en" fo:country="US" officeooo:rsid="00437c2d" officeooo:paragraph-rsid="00437c2d" style:font-size-asian="10.5pt" style:font-size-complex="12pt"/>
    </style:style>
    <style:style style:name="P42" style:family="paragraph" style:parent-style-name="Text_20_body">
      <style:text-properties style:font-name="Liberation Serif" fo:font-size="12pt" fo:language="en" fo:country="US" officeooo:rsid="00457d4a" officeooo:paragraph-rsid="00457d4a" style:font-size-asian="10.5pt" style:font-size-complex="12pt"/>
    </style:style>
    <style:style style:name="P43" style:family="paragraph" style:parent-style-name="Text_20_body">
      <style:text-properties style:font-name="Liberation Serif" fo:font-size="12pt" fo:language="en" fo:country="US" officeooo:rsid="0048bc71" officeooo:paragraph-rsid="0048bc71" style:font-size-asian="10.5pt" style:font-size-complex="12pt"/>
    </style:style>
    <style:style style:name="P44" style:family="paragraph" style:parent-style-name="Text_20_body">
      <style:text-properties style:font-name="Liberation Serif" fo:font-size="12pt" fo:language="en" fo:country="US" officeooo:rsid="004937d0" officeooo:paragraph-rsid="004937d0" style:font-size-asian="10.5pt" style:font-size-complex="12pt"/>
    </style:style>
    <style:style style:name="P45" style:family="paragraph" style:parent-style-name="Text_20_body">
      <style:text-properties style:font-name="Liberation Serif" fo:font-size="12pt" fo:language="en" fo:country="US" officeooo:rsid="004a9440" officeooo:paragraph-rsid="004a9440" style:font-size-asian="10.5pt" style:font-size-complex="12pt"/>
    </style:style>
    <style:style style:name="P46" style:family="paragraph" style:parent-style-name="Text_20_body">
      <style:text-properties style:font-name="Liberation Serif" fo:font-size="12pt" fo:language="en" fo:country="US" officeooo:rsid="004ade44" officeooo:paragraph-rsid="004ade44" style:font-size-asian="10.5pt" style:font-size-complex="12pt"/>
    </style:style>
    <style:style style:name="P47" style:family="paragraph" style:parent-style-name="Text_20_body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48" style:family="paragraph" style:parent-style-name="Text_20_body">
      <style:paragraph-properties>
        <style:tab-stops/>
      </style:paragraph-properties>
    </style:style>
    <style:style style:name="P49" style:family="paragraph" style:parent-style-name="Text_20_body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50" style:family="paragraph" style:parent-style-name="Preformatted_20_Text">
      <style:text-properties style:font-name="Liberation Sans" fo:font-size="12pt" fo:language="en" fo:country="US" fo:font-weight="bold" officeooo:rsid="000bb3fd" officeooo:paragraph-rsid="000bb3fd" style:font-size-asian="10.5pt" style:font-weight-asian="bold" style:font-size-complex="12pt" style:font-weight-complex="bold"/>
    </style:style>
    <style:style style:name="P51" style:family="paragraph" style:parent-style-name="Preformatted_20_Text">
      <style:text-properties officeooo:paragraph-rsid="000bb3fd"/>
    </style:style>
    <style:style style:name="P52" style:family="paragraph" style:parent-style-name="Preformatted_20_Text">
      <style:text-properties officeooo:rsid="002f5f3e" officeooo:paragraph-rsid="002f5f3e"/>
    </style:style>
    <style:style style:name="P53" style:family="paragraph" style:parent-style-name="Heading_20_1">
      <style:text-properties officeooo:paragraph-rsid="000d4ba2"/>
    </style:style>
    <style:style style:name="P54" style:family="paragraph" style:parent-style-name="Heading_20_1">
      <style:paragraph-properties fo:break-before="page"/>
    </style:style>
    <style:style style:name="P55" style:family="paragraph" style:parent-style-name="Heading_20_3">
      <style:text-properties officeooo:paragraph-rsid="001ea74e"/>
    </style:style>
    <style:style style:name="T1" style:family="text">
      <style:text-properties officeooo:rsid="0032ab1f"/>
    </style:style>
    <style:style style:name="T2" style:family="text">
      <style:text-properties officeooo:rsid="01e5ea8b"/>
    </style:style>
    <style:style style:name="T3" style:family="text">
      <style:text-properties officeooo:rsid="00184249"/>
    </style:style>
    <style:style style:name="T4" style:family="text">
      <style:text-properties officeooo:rsid="00e88a87"/>
    </style:style>
    <style:style style:name="T5" style:family="text">
      <style:text-properties officeooo:rsid="019fdc8b"/>
    </style:style>
    <style:style style:name="T6" style:family="text">
      <style:text-properties style:font-name="Liberation Serif" fo:font-size="12pt" fo:language="en" fo:country="US" style:font-size-asian="10.5pt" style:font-size-complex="12pt"/>
    </style:style>
    <style:style style:name="T7" style:family="text">
      <style:text-properties style:font-name="Liberation Serif" fo:font-size="12pt" fo:language="en" fo:country="US" officeooo:rsid="000bb3fd" style:font-size-asian="10.5pt" style:font-size-complex="12pt"/>
    </style:style>
    <style:style style:name="T8" style:family="text">
      <style:text-properties officeooo:rsid="0016dcb2"/>
    </style:style>
    <style:style style:name="T9" style:family="text">
      <style:text-properties officeooo:rsid="0019f13b"/>
    </style:style>
    <style:style style:name="T10" style:family="text">
      <style:text-properties officeooo:rsid="001a2d30"/>
    </style:style>
    <style:style style:name="T11" style:family="text">
      <style:text-properties officeooo:rsid="001b734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1b734d" style:font-weight-asian="bold" style:font-weight-complex="bold"/>
    </style:style>
    <style:style style:name="T14" style:family="text">
      <style:text-properties fo:font-weight="bold" officeooo:rsid="001d61c9" style:font-weight-asian="bold" style:font-weight-complex="bold"/>
    </style:style>
    <style:style style:name="T15" style:family="text">
      <style:text-properties fo:font-weight="bold" officeooo:rsid="001ea74e" style:font-weight-asian="bold" style:font-weight-complex="bold"/>
    </style:style>
    <style:style style:name="T16" style:family="text">
      <style:text-properties fo:font-weight="bold" officeooo:rsid="001eea88" style:font-weight-asian="bold" style:font-weight-complex="bold"/>
    </style:style>
    <style:style style:name="T17" style:family="text">
      <style:text-properties fo:font-weight="bold" officeooo:rsid="0041a445" style:font-weight-asian="bold" style:font-weight-complex="bold"/>
    </style:style>
    <style:style style:name="T18" style:family="text">
      <style:text-properties fo:font-weight="bold" officeooo:rsid="00457d4a" style:font-weight-asian="bold" style:font-weight-complex="bold"/>
    </style:style>
    <style:style style:name="T19" style:family="text">
      <style:text-properties fo:font-weight="bold" officeooo:rsid="0048bc71" style:font-weight-asian="bold" style:font-weight-complex="bold"/>
    </style:style>
    <style:style style:name="T20" style:family="text">
      <style:text-properties fo:font-weight="bold" officeooo:rsid="00490a69" style:font-weight-asian="bold" style:font-weight-complex="bold"/>
    </style:style>
    <style:style style:name="T21" style:family="text">
      <style:text-properties fo:font-weight="bold" officeooo:rsid="004937d0" style:font-weight-asian="bold" style:font-weight-complex="bold"/>
    </style:style>
    <style:style style:name="T22" style:family="text">
      <style:text-properties fo:font-weight="bold" officeooo:rsid="004ade44" style:font-weight-asian="bold" style:font-weight-complex="bold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1ea74e" style:font-weight-asian="normal" style:font-weight-complex="normal"/>
    </style:style>
    <style:style style:name="T25" style:family="text">
      <style:text-properties officeooo:rsid="001d61c9"/>
    </style:style>
    <style:style style:name="T26" style:family="text">
      <style:text-properties officeooo:rsid="001e5acf"/>
    </style:style>
    <style:style style:name="T27" style:family="text">
      <style:text-properties officeooo:rsid="001ea74e"/>
    </style:style>
    <style:style style:name="T28" style:family="text">
      <style:text-properties officeooo:rsid="001eea88"/>
    </style:style>
    <style:style style:name="T29" style:family="text">
      <style:text-properties officeooo:rsid="002af49a"/>
    </style:style>
    <style:style style:name="T30" style:family="text">
      <style:text-properties officeooo:rsid="002c726e"/>
    </style:style>
    <style:style style:name="T31" style:family="text">
      <style:text-properties officeooo:rsid="002e4ec5"/>
    </style:style>
    <style:style style:name="T32" style:family="text">
      <style:text-properties officeooo:rsid="003f810e"/>
    </style:style>
    <style:style style:name="T33" style:family="text">
      <style:text-properties officeooo:rsid="0040caab"/>
    </style:style>
    <style:style style:name="T34" style:family="text">
      <style:text-properties officeooo:rsid="0041a445"/>
    </style:style>
    <style:style style:name="T35" style:family="text">
      <style:text-properties fo:font-style="italic" style:font-style-asian="italic" style:font-style-complex="italic"/>
    </style:style>
    <style:style style:name="T36" style:family="text">
      <style:text-properties fo:font-style="italic" officeooo:rsid="00457d4a" style:font-style-asian="italic" style:font-style-complex="italic"/>
    </style:style>
    <style:style style:name="T37" style:family="text">
      <style:text-properties fo:font-style="italic" officeooo:rsid="0048bc71" style:font-style-asian="italic" style:font-style-complex="italic"/>
    </style:style>
    <style:style style:name="T38" style:family="text">
      <style:text-properties fo:font-style="italic" officeooo:rsid="004937d0" style:font-style-asian="italic" style:font-style-complex="italic"/>
    </style:style>
    <style:style style:name="T39" style:family="text">
      <style:text-properties officeooo:rsid="0044d8b1"/>
    </style:style>
    <style:style style:name="T40" style:family="text">
      <style:text-properties officeooo:rsid="00457d4a"/>
    </style:style>
    <style:style style:name="T41" style:family="text">
      <style:text-properties fo:font-style="normal" officeooo:rsid="00457d4a" style:font-style-asian="normal" style:font-style-complex="normal"/>
    </style:style>
    <style:style style:name="T42" style:family="text">
      <style:text-properties officeooo:rsid="004809e4"/>
    </style:style>
    <style:style style:name="T43" style:family="text">
      <style:text-properties officeooo:rsid="0048bc71"/>
    </style:style>
    <style:style style:name="T44" style:family="text">
      <style:text-properties officeooo:rsid="00490a69"/>
    </style:style>
    <style:style style:name="T45" style:family="text">
      <style:text-properties officeooo:rsid="004937d0"/>
    </style:style>
    <style:style style:name="T46" style:family="text">
      <style:text-properties officeooo:rsid="004a9440"/>
    </style:style>
    <style:style style:name="T47" style:family="text">
      <style:text-properties officeooo:rsid="004ade44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alphabetical-index-auto-mark-file xlink:href="../SQLC_concordance.sdi"/>
      <text:p text:style-name="Title"><text:alphabetical-index-mark-start text:id="IMark55729560"/><text:alphabetical-index-mark-start text:id="IMark58641960"/><text:alphabetical-index-mark-start text:id="IMark58960120"/><text:alphabetical-index-mark-start text:id="IMark58960216"/>SQL<text:alphabetical-index-mark-end text:id="IMark58960216"/>C<text:alphabetical-index-mark-end text:id="IMark58960120"/><text:alphabetical-index-mark-end text:id="IMark58641960"/><text:alphabetical-index-mark-end text:id="IMark55729560"/> – <text:alphabetical-index-mark-start text:id="IMark47087384"/><text:alphabetical-index-mark-start text:id="IMark59047592"/>SQL<text:alphabetical-index-mark-end text:id="IMark59047592"/><text:alphabetical-index-mark-end text:id="IMark47087384"/> Control</text:p>
      <text:p text:style-name="Title">for the <text:alphabetical-index-mark-start text:id="IMark55729560"/><text:alphabetical-index-mark-start text:id="IMark58696280"/>Orbiter<text:alphabetical-index-mark-end text:id="IMark58696280"/><text:alphabetical-index-mark-end text:id="IMark55729560"/> <text:alphabetical-index-mark-start text:id="IMark54748504"/><text:alphabetical-index-mark-start text:id="IMark61643032"/>Space<text:alphabetical-index-mark-end text:id="IMark61643032"/><text:alphabetical-index-mark-end text:id="IMark54748504"/></text:p>
      <text:p text:style-name="Title"><text:alphabetical-index-mark-start text:id="IMark61643032"/><text:alphabetical-index-mark-start text:id="IMark47087656"/>Flight<text:alphabetical-index-mark-end text:id="IMark47087656"/><text:alphabetical-index-mark-end text:id="IMark61643032"/> <text:alphabetical-index-mark-start text:id="IMark54175688"/><text:alphabetical-index-mark-start text:id="IMark55828424"/>Simulator<text:alphabetical-index-mark-end text:id="IMark55828424"/><text:alphabetical-index-mark-end text:id="IMark54175688"/></text:p>
      <text:p text:style-name="P6">Pablo <text:alphabetical-index-mark-start text:id="IMark61643032"/><text:alphabetical-index-mark-start text:id="IMark47087656"/><text:alphabetical-index-mark-start text:id="IMark56961272"/><text:alphabetical-index-mark-start text:id="IMark46725176"/><text:alphabetical-index-mark-start text:id="IMark46928856"/><text:alphabetical-index-mark-start text:id="IMark61227016"/><text:alphabetical-index-mark-start text:id="IMark60826392"/><text:alphabetical-index-mark-start text:id="IMark55166456"/>Edronkin<text:alphabetical-index-mark-end text:id="IMark55166456"/><text:alphabetical-index-mark-end text:id="IMark60826392"/><text:alphabetical-index-mark-end text:id="IMark61227016"/><text:alphabetical-index-mark-end text:id="IMark46928856"/><text:alphabetical-index-mark-end text:id="IMark46725176"/><text:alphabetical-index-mark-end text:id="IMark56961272"/><text:alphabetical-index-mark-end text:id="IMark47087656"/><text:alphabetical-index-mark-end text:id="IMark61643032"/>, 201<text:span text:style-name="T1">3 - 2019</text:span></text:p>
      <text:p text:style-name="P3"><text:a xlink:type="simple" xlink:href="https://orcid.org/0000-0001-8690-7030" text:style-name="Internet_20_link" text:visited-style-name="Visited_20_Internet_20_Link">https://</text:a><text:alphabetical-index-mark-start text:id="IMark56961272"/><text:alphabetical-index-mark-start text:id="IMark47087656"/><text:alphabetical-index-mark-start text:id="IMark61643032"/><text:alphabetical-index-mark-start text:id="IMark42847752"/><text:alphabetical-index-mark-start text:id="IMark59442808"/><text:alphabetical-index-mark-start text:id="IMark57111624"/><text:alphabetical-index-mark-start text:id="IMark55166744"/><text:a xlink:type="simple" xlink:href="https://orcid.org/0000-0001-8690-7030" text:style-name="Internet_20_link" text:visited-style-name="Visited_20_Internet_20_Link">orcid</text:a><text:alphabetical-index-mark-end text:id="IMark55166744"/><text:alphabetical-index-mark-end text:id="IMark57111624"/><text:alphabetical-index-mark-end text:id="IMark59442808"/><text:alphabetical-index-mark-end text:id="IMark42847752"/><text:alphabetical-index-mark-end text:id="IMark61643032"/><text:alphabetical-index-mark-end text:id="IMark47087656"/><text:alphabetical-index-mark-end text:id="IMark56961272"/><text:a xlink:type="simple" xlink:href="https://orcid.org/0000-0001-8690-7030" text:style-name="Internet_20_link" text:visited-style-name="Visited_20_Internet_20_Link">.org/0000-0001-8690-7030</text:a></text:p>
      <text:p text:style-name="P2"/>
      <text:p text:style-name="P2"/>
      <text:h text:style-name="Heading_20_1" text:outline-level="1"><text:bookmark-start text:name="__RefHeading___Toc72751_673741182"/>Abstract<text:bookmark-end text:name="__RefHeading___Toc72751_673741182"/></text:h>
      <text:p text:style-name="P2"/>
      <text:p text:style-name="P51"><text:alphabetical-index-mark-start text:id="IMark56961272"/><text:alphabetical-index-mark-start text:id="IMark61643032"/><text:alphabetical-index-mark-start text:id="IMark60826680"/><text:alphabetical-index-mark-start text:id="IMark55612120"/><text:span text:style-name="T7">SQL</text:span><text:alphabetical-index-mark-end text:id="IMark55612120"/><text:span text:style-name="T7">C</text:span><text:alphabetical-index-mark-end text:id="IMark60826680"/><text:alphabetical-index-mark-end text:id="IMark61643032"/><text:alphabetical-index-mark-end text:id="IMark56961272"/><text:span text:style-name="T7"> is a </text:span><text:alphabetical-index-mark-start text:id="IMark54471880"/><text:alphabetical-index-mark-start text:id="IMark42847752"/><text:span text:style-name="T7">multi</text:span><text:alphabetical-index-mark-end text:id="IMark42847752"/><text:alphabetical-index-mark-end text:id="IMark54471880"/><text:span text:style-name="T7"> </text:span><text:alphabetical-index-mark-start text:id="IMark46725160"/><text:alphabetical-index-mark-start text:id="IMark54809288"/><text:span text:style-name="T7">function</text:span><text:alphabetical-index-mark-end text:id="IMark54809288"/><text:alphabetical-index-mark-end text:id="IMark46725160"/><text:span text:style-name="T7">al </text:span><text:alphabetical-index-mark-start text:id="IMark36290872"/><text:alphabetical-index-mark-start text:id="IMark47374376"/><text:span text:style-name="T7">display</text:span><text:alphabetical-index-mark-end text:id="IMark47374376"/><text:alphabetical-index-mark-end text:id="IMark36290872"/><text:span text:style-name="T7"> (</text:span><text:alphabetical-index-mark-start text:id="IMark46929144"/><text:alphabetical-index-mark-start text:id="IMark46764392"/><text:span text:style-name="T7">MFD</text:span><text:alphabetical-index-mark-end text:id="IMark46764392"/><text:alphabetical-index-mark-end text:id="IMark46929144"/><text:span text:style-name="T7">) d</text:span><text:alphabetical-index-mark-start text:id="IMark61715176"/><text:span text:style-name="T7">es</text:span><text:alphabetical-index-mark-end text:id="IMark61715176"/><text:span text:style-name="T7">igned as an interface between the user and the artificial engine of the </text:span><text:alphabetical-index-mark-start text:id="IMark58975576"/><text:span text:style-name="T7">DGIIIAI</text:span><text:alphabetical-index-mark-end text:id="IMark58975576"/><text:span text:style-name="T7"> </text:span><text:alphabetical-index-mark-start text:id="IMark59170840"/><text:alphabetical-index-mark-start text:id="IMark36288392"/><text:span text:style-name="T7">space</text:span><text:alphabetical-index-mark-end text:id="IMark36288392"/><text:alphabetical-index-mark-end text:id="IMark59170840"/><text:span text:style-name="T7">craft.</text:span></text:p>
      <text:p text:style-name="P51"><text:span text:style-name="T7"/></text:p>
      <text:p text:style-name="P52"><text:alphabetical-index-mark-start text:id="IMark61715176"/><text:span text:style-name="T7">D</text:span><text:span text:style-name="T6">GIIIAI</text:span><text:alphabetical-index-mark-end text:id="IMark61715176"/><text:span text:style-name="T6"> artificial intelligence engine is d</text:span><text:alphabetical-index-mark-start text:id="IMark58214744"/><text:span text:style-name="T6">es</text:span><text:alphabetical-index-mark-end text:id="IMark58214744"/><text:span text:style-name="T6">igned around a relational database that us</text:span><text:alphabetical-index-mark-start text:id="IMark58345496"/><text:span text:style-name="T6">es</text:span><text:alphabetical-index-mark-end text:id="IMark58345496"/><text:span text:style-name="T6"> </text:span><text:alphabetical-index-mark-start text:id="IMark56961272"/><text:span text:style-name="T6">SQL</text:span><text:alphabetical-index-mark-end text:id="IMark56961272"/><text:span text:style-name="T6"> as means both to control the database as well as to execute the rul</text:span><text:alphabetical-index-mark-start text:id="IMark58976024"/><text:span text:style-name="T6">es</text:span><text:alphabetical-index-mark-end text:id="IMark58976024"/><text:span text:style-name="T6"> of its </text:span><text:alphabetical-index-mark-start text:id="IMark61643032"/><text:span text:style-name="T6">expert</text:span><text:alphabetical-index-mark-end text:id="IMark61643032"/><text:span text:style-name="T6"> </text:span><text:alphabetical-index-mark-start text:id="IMark59170840"/><text:span text:style-name="T6">system</text:span><text:alphabetical-index-mark-end text:id="IMark59170840"/><text:span text:style-name="T6">.</text:span></text:p>
      <text:p text:style-name="P52"><text:span text:style-name="T6"/></text:p>
      <text:p text:style-name="P52"><text:span text:style-name="T6">A significant number of those rul</text:span><text:alphabetical-index-mark-start text:id="IMark58976024"/><text:span text:style-name="T6">es</text:span><text:alphabetical-index-mark-end text:id="IMark58976024"/><text:span text:style-name="T6"> are enforced automatically depending on the conditions that the ship encounters during a </text:span><text:alphabetical-index-mark-start text:id="IMark47374376"/><text:span text:style-name="T6">flight</text:span><text:alphabetical-index-mark-end text:id="IMark47374376"/><text:span text:style-name="T6"> s</text:span><text:alphabetical-index-mark-start text:id="IMark61958392"/><text:span text:style-name="T6">es</text:span><text:alphabetical-index-mark-end text:id="IMark61958392"/><text:span text:style-name="T6">sion, but since everything is expr</text:span><text:alphabetical-index-mark-start text:id="IMark61643032"/><text:span text:style-name="T6">es</text:span><text:alphabetical-index-mark-end text:id="IMark61643032"/><text:span text:style-name="T6">sed in terms of </text:span><text:alphabetical-index-mark-start text:id="IMark58214744"/><text:span text:style-name="T6">SQL</text:span><text:alphabetical-index-mark-end text:id="IMark58214744"/><text:span text:style-name="T6"> snippets, by </text:span><text:alphabetical-index-mark-start text:id="IMark54471880"/><text:span text:style-name="T6">send</text:span><text:alphabetical-index-mark-end text:id="IMark54471880"/><text:span text:style-name="T6">ing </text:span><text:alphabetical-index-mark-start text:id="IMark59170840"/><text:span text:style-name="T6">SQL</text:span><text:alphabetical-index-mark-end text:id="IMark59170840"/><text:span text:style-name="T6"> queri</text:span><text:alphabetical-index-mark-start text:id="IMark59009400"/><text:span text:style-name="T6">es</text:span><text:alphabetical-index-mark-end text:id="IMark59009400"/><text:span text:style-name="T6"> to the </text:span><text:alphabetical-index-mark-start text:id="IMark55722360"/><text:span text:style-name="T6">expert</text:span><text:alphabetical-index-mark-end text:id="IMark55722360"/><text:span text:style-name="T6"> </text:span><text:alphabetical-index-mark-start text:id="IMark36288392"/><text:span text:style-name="T6">system</text:span><text:alphabetical-index-mark-end text:id="IMark36288392"/><text:span text:style-name="T6"> it is possible to influence its behavior.</text:span></text:p>
      <text:p text:style-name="P52"><text:span text:style-name="T6"/></text:p>
      <text:p text:style-name="P52"><text:span text:style-name="T6">That is what </text:span><text:alphabetical-index-mark-start text:id="IMark61643032"/><text:span text:style-name="T6">SQL</text:span><text:alphabetical-index-mark-end text:id="IMark61643032"/><text:span text:style-name="T6"> was d</text:span><text:alphabetical-index-mark-start text:id="IMark59009400"/><text:span text:style-name="T6">es</text:span><text:alphabetical-index-mark-end text:id="IMark59009400"/><text:span text:style-name="T6">igned for, and it can do so using pure </text:span><text:alphabetical-index-mark-start text:id="IMark61715176"/><text:span text:style-name="T6">SQL</text:span><text:alphabetical-index-mark-end text:id="IMark61715176"/><text:span text:style-name="T6"> snippets, mode and </text:span><text:alphabetical-index-mark-start text:id="IMark36290872"/><text:span text:style-name="T6">program</text:span><text:alphabetical-index-mark-end text:id="IMark36290872"/><text:span text:style-name="T6"> activation and deactivation instructions as well as passing parameters directly to the knowledge base.</text:span></text:p>
      <text:p text:style-name="P50"/>
      <text:p text:style-name="P50"/>
      <text:h text:style-name="Heading_20_1" text:outline-level="1"><text:bookmark-start text:name="__RefHeading___Toc72753_673741182"/>Keywords<text:bookmark-end text:name="__RefHeading___Toc72753_673741182"/></text:h>
      <text:p text:style-name="P7"/>
      <text:p text:style-name="P7"><text:alphabetical-index-mark-start text:id="IMark56961272"/><text:alphabetical-index-mark-start text:id="IMark36290872"/><text:alphabetical-index-mark-start text:id="IMark58976024"/><text:alphabetical-index-mark-start text:id="IMark55722360"/><text:alphabetical-index-mark-start text:id="IMark59170840"/><text:alphabetical-index-mark-start text:id="IMark61643032"/><text:alphabetical-index-mark-start text:id="IMark58214744"/>AI<text:alphabetical-index-mark-end text:id="IMark58214744"/><text:alphabetical-index-mark-end text:id="IMark61643032"/><text:alphabetical-index-mark-end text:id="IMark59170840"/><text:alphabetical-index-mark-end text:id="IMark55722360"/><text:alphabetical-index-mark-end text:id="IMark58976024"/><text:alphabetical-index-mark-end text:id="IMark36290872"/><text:alphabetical-index-mark-end text:id="IMark56961272"/>, simu<text:alphabetical-index-mark-start text:id="IMark36288392"/>lat<text:alphabetical-index-mark-end text:id="IMark36288392"/>ion, <text:alphabetical-index-mark-start text:id="IMark47374376"/><text:alphabetical-index-mark-start text:id="IMark59009400"/><text:alphabetical-index-mark-start text:id="IMark58345496"/><text:alphabetical-index-mark-start text:id="IMark61958392"/><text:alphabetical-index-mark-start text:id="IMark54471880"/><text:alphabetical-index-mark-start text:id="IMark61715176"/><text:alphabetical-index-mark-start text:id="IMark61212312"/>artificial<text:alphabetical-index-mark-end text:id="IMark61212312"/><text:alphabetical-index-mark-end text:id="IMark61715176"/><text:alphabetical-index-mark-end text:id="IMark54471880"/><text:alphabetical-index-mark-end text:id="IMark61958392"/><text:alphabetical-index-mark-end text:id="IMark58345496"/><text:alphabetical-index-mark-end text:id="IMark59009400"/><text:alphabetical-index-mark-end text:id="IMark47374376"/> <text:alphabetical-index-mark-start text:id="IMark60272152"/><text:alphabetical-index-mark-start text:id="IMark54814152"/><text:alphabetical-index-mark-start text:id="IMark30403464"/><text:alphabetical-index-mark-start text:id="IMark55993768"/><text:alphabetical-index-mark-start text:id="IMark54529464"/><text:alphabetical-index-mark-start text:id="IMark61274712"/><text:alphabetical-index-mark-start text:id="IMark54536760"/>intelligence<text:alphabetical-index-mark-end text:id="IMark54536760"/><text:alphabetical-index-mark-end text:id="IMark61274712"/><text:alphabetical-index-mark-end text:id="IMark54529464"/><text:alphabetical-index-mark-end text:id="IMark55993768"/><text:alphabetical-index-mark-end text:id="IMark30403464"/><text:alphabetical-index-mark-end text:id="IMark54814152"/><text:alphabetical-index-mark-end text:id="IMark60272152"/>, <text:alphabetical-index-mark-start text:id="IMark59997000"/><text:alphabetical-index-mark-start text:id="IMark57445080"/><text:alphabetical-index-mark-start text:id="IMark59425320"/><text:alphabetical-index-mark-start text:id="IMark61627288"/><text:alphabetical-index-mark-start text:id="IMark56763128"/><text:alphabetical-index-mark-start text:id="IMark17810168"/><text:alphabetical-index-mark-start text:id="IMark57104392"/><text:alphabetical-index-mark-start text:id="IMark56831624"/><text:alphabetical-index-mark-start text:id="IMark54381704"/>expert<text:alphabetical-index-mark-end text:id="IMark54381704"/><text:alphabetical-index-mark-end text:id="IMark56831624"/><text:alphabetical-index-mark-end text:id="IMark57104392"/><text:alphabetical-index-mark-end text:id="IMark17810168"/><text:alphabetical-index-mark-end text:id="IMark56763128"/><text:alphabetical-index-mark-end text:id="IMark61627288"/><text:alphabetical-index-mark-end text:id="IMark59425320"/><text:alphabetical-index-mark-end text:id="IMark57445080"/><text:alphabetical-index-mark-end text:id="IMark59997000"/> <text:alphabetical-index-mark-start text:id="IMark59060520"/><text:alphabetical-index-mark-start text:id="IMark57017128"/><text:alphabetical-index-mark-start text:id="IMark55464200"/><text:alphabetical-index-mark-start text:id="IMark60615352"/><text:alphabetical-index-mark-start text:id="IMark60814488"/><text:alphabetical-index-mark-start text:id="IMark60306136"/><text:alphabetical-index-mark-start text:id="IMark59095688"/><text:alphabetical-index-mark-start text:id="IMark60988824"/><text:alphabetical-index-mark-start text:id="IMark57109896"/>system<text:alphabetical-index-mark-end text:id="IMark57109896"/><text:alphabetical-index-mark-end text:id="IMark60988824"/><text:alphabetical-index-mark-end text:id="IMark59095688"/><text:alphabetical-index-mark-end text:id="IMark60306136"/><text:alphabetical-index-mark-end text:id="IMark60814488"/><text:alphabetical-index-mark-end text:id="IMark60615352"/><text:alphabetical-index-mark-end text:id="IMark55464200"/><text:alphabetical-index-mark-end text:id="IMark57017128"/><text:alphabetical-index-mark-end text:id="IMark59060520"/>s, <text:alphabetical-index-mark-start text:id="IMark60826712"/><text:alphabetical-index-mark-start text:id="IMark55624696"/><text:alphabetical-index-mark-start text:id="IMark61837752"/><text:alphabetical-index-mark-start text:id="IMark60494248"/><text:alphabetical-index-mark-start text:id="IMark61645224"/><text:alphabetical-index-mark-start text:id="IMark55162520"/><text:alphabetical-index-mark-start text:id="IMark60265608"/><text:alphabetical-index-mark-start text:id="IMark36290488"/><text:span text:style-name="T2">data</text:span><text:alphabetical-index-mark-end text:id="IMark36290488"/><text:alphabetical-index-mark-end text:id="IMark60265608"/><text:alphabetical-index-mark-end text:id="IMark55162520"/><text:alphabetical-index-mark-end text:id="IMark61645224"/><text:alphabetical-index-mark-start text:id="IMark60670840"/><text:alphabetical-index-mark-start text:id="IMark60670936"/><text:alphabetical-index-mark-start text:id="IMark54809576"/><text:alphabetical-index-mark-start text:id="IMark56510200"/><text:span text:style-name="T2">bas</text:span><text:alphabetical-index-mark-start text:id="IMark60356696"/><text:span text:style-name="T2">e</text:span><text:alphabetical-index-mark-end text:id="IMark56510200"/><text:alphabetical-index-mark-end text:id="IMark54809576"/><text:alphabetical-index-mark-end text:id="IMark60670936"/><text:alphabetical-index-mark-end text:id="IMark60670840"/><text:alphabetical-index-mark-end text:id="IMark60494248"/><text:alphabetical-index-mark-end text:id="IMark61837752"/><text:alphabetical-index-mark-end text:id="IMark55624696"/><text:alphabetical-index-mark-end text:id="IMark60826712"/><text:span text:style-name="T2">s</text:span><text:alphabetical-index-mark-end text:id="IMark60356696"/></text:p>
      <text:p text:style-name="P7"/>
      <text:p text:style-name="P7"/>
      <text:h text:style-name="P53" text:outline-level="1"><text:bookmark-start text:name="__RefHeading___Toc6463_1483239106"/><text:soft-page-break/>Ac<text:alphabetical-index-mark-start text:id="IMark61715176"/><text:alphabetical-index-mark-start text:id="IMark56961272"/><text:alphabetical-index-mark-start text:id="IMark36290872"/><text:alphabetical-index-mark-start text:id="IMark58976024"/><text:alphabetical-index-mark-start text:id="IMark55722360"/><text:alphabetical-index-mark-start text:id="IMark59170840"/>knowledge<text:alphabetical-index-mark-end text:id="IMark59170840"/><text:alphabetical-index-mark-end text:id="IMark55722360"/><text:alphabetical-index-mark-end text:id="IMark58976024"/><text:alphabetical-index-mark-end text:id="IMark36290872"/><text:alphabetical-index-mark-end text:id="IMark56961272"/><text:alphabetical-index-mark-end text:id="IMark61715176"/>ments<text:bookmark-end text:name="__RefHeading___Toc6463_1483239106"/></text:h>
      <text:h text:style-name="P53" text:outline-level="1"/>
      <text:p text:style-name="P7"><text:span text:style-name="T3">This project could not have taken place without the work done by</text:span>:</text:p>
      <text:p text:style-name="P7"/>
      <text:list xml:id="list6874072806791986103" text:style-name="L1">
        <text:list-item>
          <text:p text:style-name="P9">Dr. Martin <text:alphabetical-index-mark-start text:id="IMark56961272"/><text:alphabetical-index-mark-start text:id="IMark61715176"/><text:alphabetical-index-mark-start text:id="IMark36290872"/><text:alphabetical-index-mark-start text:id="IMark58976024"/><text:alphabetical-index-mark-start text:id="IMark55722360"/><text:alphabetical-index-mark-start text:id="IMark59170840"/><text:alphabetical-index-mark-start text:id="IMark36288392"/><text:alphabetical-index-mark-start text:id="IMark58214744"/>Schweiger<text:alphabetical-index-mark-end text:id="IMark58214744"/><text:alphabetical-index-mark-end text:id="IMark36288392"/><text:alphabetical-index-mark-end text:id="IMark59170840"/><text:alphabetical-index-mark-end text:id="IMark55722360"/><text:alphabetical-index-mark-end text:id="IMark58976024"/><text:alphabetical-index-mark-end text:id="IMark36290872"/><text:alphabetical-index-mark-end text:id="IMark61715176"/><text:alphabetical-index-mark-end text:id="IMark56961272"/> for developing <text:alphabetical-index-mark-start text:id="IMark61643032"/><text:alphabetical-index-mark-start text:id="IMark47374376"/><text:alphabetical-index-mark-start text:id="IMark59009400"/><text:alphabetical-index-mark-start text:id="IMark58345496"/><text:alphabetical-index-mark-start text:id="IMark60644008"/><text:alphabetical-index-mark-start text:id="IMark58577368"/><text:alphabetical-index-mark-start text:id="IMark61958392"/><text:alphabetical-index-mark-start text:id="IMark54471880"/><text:alphabetical-index-mark-start text:id="IMark54382040"/><text:alphabetical-index-mark-start text:id="IMark59996616"/><text:alphabetical-index-mark-start text:id="IMark55816968"/><text:alphabetical-index-mark-start text:id="IMark55993384"/><text:alphabetical-index-mark-start text:id="IMark61051336"/>Orbit<text:alphabetical-index-mark-end text:id="IMark61051336"/><text:alphabetical-index-mark-end text:id="IMark55993384"/><text:alphabetical-index-mark-end text:id="IMark55816968"/><text:alphabetical-index-mark-end text:id="IMark59996616"/>er<text:alphabetical-index-mark-end text:id="IMark54382040"/><text:alphabetical-index-mark-end text:id="IMark54471880"/><text:alphabetical-index-mark-end text:id="IMark61958392"/><text:alphabetical-index-mark-end text:id="IMark58577368"/><text:alphabetical-index-mark-end text:id="IMark60644008"/><text:alphabetical-index-mark-end text:id="IMark58345496"/><text:alphabetical-index-mark-end text:id="IMark59009400"/><text:alphabetical-index-mark-end text:id="IMark47374376"/><text:alphabetical-index-mark-end text:id="IMark61643032"/><text:span text:style-name="T4">.</text:span></text:p>
          <text:p text:style-name="P9"/>
        </text:list-item>
        <text:list-item>
          <text:p text:style-name="P9">The <text:alphabetical-index-mark-start text:id="IMark60644008"/><text:alphabetical-index-mark-start text:id="IMark58577368"/><text:alphabetical-index-mark-start text:id="IMark61958392"/><text:alphabetical-index-mark-start text:id="IMark54471880"/><text:alphabetical-index-mark-start text:id="IMark56961272"/><text:alphabetical-index-mark-start text:id="IMark61715176"/>developer<text:alphabetical-index-mark-end text:id="IMark61715176"/><text:alphabetical-index-mark-end text:id="IMark56961272"/><text:alphabetical-index-mark-end text:id="IMark54471880"/><text:alphabetical-index-mark-end text:id="IMark61958392"/><text:alphabetical-index-mark-end text:id="IMark58577368"/><text:alphabetical-index-mark-end text:id="IMark60644008"/>s of <text:alphabetical-index-mark-start text:id="IMark36290872"/><text:alphabetical-index-mark-start text:id="IMark58976024"/><text:alphabetical-index-mark-start text:id="IMark55722360"/><text:alphabetical-index-mark-start text:id="IMark59170840"/><text:alphabetical-index-mark-start text:id="IMark36288392"/><text:alphabetical-index-mark-start text:id="IMark58214744"/><text:alphabetical-index-mark-start text:id="IMark61643032"/><text:alphabetical-index-mark-start text:id="IMark59302248"/>Sql<text:alphabetical-index-mark-end text:id="IMark59302248"/>ite3<text:alphabetical-index-mark-end text:id="IMark61643032"/><text:alphabetical-index-mark-end text:id="IMark58214744"/><text:alphabetical-index-mark-end text:id="IMark36288392"/><text:alphabetical-index-mark-end text:id="IMark59170840"/><text:alphabetical-index-mark-end text:id="IMark55722360"/><text:alphabetical-index-mark-end text:id="IMark58976024"/><text:alphabetical-index-mark-end text:id="IMark36290872"/>.</text:p>
          <text:p text:style-name="P9"/>
        </text:list-item>
        <text:list-item>
          <text:p text:style-name="P9">The <text:alphabetical-index-mark-start text:id="IMark58976024"/><text:alphabetical-index-mark-start text:id="IMark36290872"/><text:alphabetical-index-mark-start text:id="IMark55722360"/><text:alphabetical-index-mark-start text:id="IMark59170840"/><text:alphabetical-index-mark-start text:id="IMark36288392"/><text:alphabetical-index-mark-start text:id="IMark58214744"/><text:alphabetical-index-mark-start text:id="IMark61643032"/><text:alphabetical-index-mark-start text:id="IMark59302248"/><text:alphabetical-index-mark-start text:id="IMark60644008"/><text:alphabetical-index-mark-start text:id="IMark58577368"/><text:alphabetical-index-mark-start text:id="IMark61958392"/><text:alphabetical-index-mark-start text:id="IMark54471880"/><text:alphabetical-index-mark-start text:id="IMark56961272"/>Orbit<text:alphabetical-index-mark-end text:id="IMark56961272"/><text:alphabetical-index-mark-end text:id="IMark54471880"/><text:alphabetical-index-mark-end text:id="IMark61958392"/><text:alphabetical-index-mark-end text:id="IMark58577368"/>er<text:alphabetical-index-mark-end text:id="IMark60644008"/><text:alphabetical-index-mark-end text:id="IMark59302248"/><text:alphabetical-index-mark-end text:id="IMark61643032"/><text:alphabetical-index-mark-end text:id="IMark58214744"/><text:alphabetical-index-mark-end text:id="IMark36288392"/><text:alphabetical-index-mark-end text:id="IMark59170840"/><text:alphabetical-index-mark-end text:id="IMark55722360"/><text:alphabetical-index-mark-end text:id="IMark36290872"/><text:alphabetical-index-mark-end text:id="IMark58976024"/> community of users and <text:alphabetical-index-mark-start text:id="IMark61715176"/><text:alphabetical-index-mark-start text:id="IMark47374376"/><text:alphabetical-index-mark-start text:id="IMark59009400"/><text:alphabetical-index-mark-start text:id="IMark58345496"/><text:alphabetical-index-mark-start text:id="IMark58058536"/><text:alphabetical-index-mark-start text:id="IMark42883016"/>developer<text:alphabetical-index-mark-end text:id="IMark42883016"/><text:alphabetical-index-mark-end text:id="IMark58058536"/><text:alphabetical-index-mark-end text:id="IMark58345496"/><text:alphabetical-index-mark-end text:id="IMark59009400"/><text:alphabetical-index-mark-end text:id="IMark47374376"/><text:alphabetical-index-mark-end text:id="IMark61715176"/>s.</text:p>
        </text:list-item>
      </text:list>
      <text:p text:style-name="P7"/>
      <text:p text:style-name="P7"/>
      <text:h text:style-name="P53" text:outline-level="1"><text:bookmark-start text:name="__RefHeading___Toc8815_1538881673"/><text:alphabetical-index-mark-start text:id="IMark59009400"/><text:alphabetical-index-mark-start text:id="IMark58058536"/><text:alphabetical-index-mark-start text:id="IMark58976024"/><text:alphabetical-index-mark-start text:id="IMark36290872"/><text:alphabetical-index-mark-start text:id="IMark55722360"/><text:alphabetical-index-mark-start text:id="IMark59170840"/><text:alphabetical-index-mark-start text:id="IMark36288392"/><text:alphabetical-index-mark-start text:id="IMark58214744"/>License<text:alphabetical-index-mark-end text:id="IMark58214744"/><text:alphabetical-index-mark-end text:id="IMark36288392"/><text:alphabetical-index-mark-end text:id="IMark59170840"/><text:alphabetical-index-mark-end text:id="IMark55722360"/><text:alphabetical-index-mark-end text:id="IMark36290872"/><text:alphabetical-index-mark-end text:id="IMark58976024"/><text:alphabetical-index-mark-end text:id="IMark58058536"/><text:alphabetical-index-mark-end text:id="IMark59009400"/> and <text:span text:style-name="T5">info for </text:span>contribut<text:span text:style-name="T5">ors</text:span><text:bookmark-end text:name="__RefHeading___Toc8815_1538881673"/></text:h>
      <text:p text:style-name="P8"/>
      <text:p text:style-name="P8">Please read the following <text:alphabetical-index-mark-start text:id="IMark61958392"/><text:alphabetical-index-mark-start text:id="IMark54471880"/><text:alphabetical-index-mark-start text:id="IMark56961272"/><text:alphabetical-index-mark-start text:id="IMark57583528"/><text:alphabetical-index-mark-start text:id="IMark56509816"/><text:alphabetical-index-mark-start text:id="IMark61715176"/>fil<text:alphabetical-index-mark-start text:id="IMark47374376"/>e<text:alphabetical-index-mark-end text:id="IMark61715176"/><text:alphabetical-index-mark-end text:id="IMark56509816"/><text:alphabetical-index-mark-end text:id="IMark57583528"/><text:alphabetical-index-mark-end text:id="IMark56961272"/><text:alphabetical-index-mark-end text:id="IMark54471880"/><text:alphabetical-index-mark-end text:id="IMark61958392"/>s<text:alphabetical-index-mark-end text:id="IMark47374376"/> included with this project:</text:p>
      <text:p text:style-name="P8"/>
      <text:list xml:id="list106238606161489971" text:style-name="L2">
        <text:list-item>
          <text:p text:style-name="P10"><text:alphabetical-index-mark-start text:id="IMark58976024"/><text:alphabetical-index-mark-start text:id="IMark36290872"/><text:alphabetical-index-mark-start text:id="IMark55722360"/><text:alphabetical-index-mark-start text:id="IMark59170840"/><text:alphabetical-index-mark-start text:id="IMark36288392"/><text:alphabetical-index-mark-start text:id="IMark58214744"/><text:alphabetical-index-mark-start text:id="IMark58345496"/>README<text:alphabetical-index-mark-end text:id="IMark58345496"/><text:alphabetical-index-mark-end text:id="IMark58214744"/><text:alphabetical-index-mark-end text:id="IMark36288392"/><text:alphabetical-index-mark-end text:id="IMark59170840"/><text:alphabetical-index-mark-end text:id="IMark55722360"/><text:alphabetical-index-mark-end text:id="IMark36290872"/><text:alphabetical-index-mark-end text:id="IMark58976024"/>.md: contains info on <text:alphabetical-index-mark-start text:id="IMark59302248"/><text:alphabetical-index-mark-start text:id="IMark61643032"/><text:alphabetical-index-mark-start text:id="IMark59420024"/><text:alphabetical-index-mark-start text:id="IMark58577368"/><text:alphabetical-index-mark-start text:id="IMark60644008"/><text:alphabetical-index-mark-start text:id="IMark61958392"/>setting<text:alphabetical-index-mark-end text:id="IMark61958392"/><text:alphabetical-index-mark-end text:id="IMark60644008"/><text:alphabetical-index-mark-end text:id="IMark58577368"/><text:alphabetical-index-mark-end text:id="IMark59420024"/><text:alphabetical-index-mark-end text:id="IMark61643032"/><text:alphabetical-index-mark-end text:id="IMark59302248"/> up your <text:alphabetical-index-mark-start text:id="IMark47374376"/><text:alphabetical-index-mark-start text:id="IMark54471880"/><text:alphabetical-index-mark-start text:id="IMark56961272"/><text:alphabetical-index-mark-start text:id="IMark57583528"/><text:alphabetical-index-mark-start text:id="IMark56509816"/><text:alphabetical-index-mark-start text:id="IMark61715176"/><text:alphabetical-index-mark-start text:id="IMark60035720"/><text:alphabetical-index-mark-start text:id="IMark58058536"/><text:alphabetical-index-mark-start text:id="IMark59009400"/>system<text:alphabetical-index-mark-end text:id="IMark59009400"/><text:alphabetical-index-mark-end text:id="IMark58058536"/><text:alphabetical-index-mark-end text:id="IMark60035720"/><text:alphabetical-index-mark-end text:id="IMark61715176"/><text:alphabetical-index-mark-end text:id="IMark56509816"/><text:alphabetical-index-mark-end text:id="IMark57583528"/><text:alphabetical-index-mark-end text:id="IMark56961272"/><text:alphabetical-index-mark-end text:id="IMark54471880"/><text:alphabetical-index-mark-end text:id="IMark47374376"/> and <text:alphabetical-index-mark-start text:id="IMark60670456"/><text:alphabetical-index-mark-start text:id="IMark57345384"/><text:alphabetical-index-mark-start text:id="IMark56477992"/><text:alphabetical-index-mark-start text:id="IMark61644840"/><text:alphabetical-index-mark-start text:id="IMark60676072"/><text:alphabetical-index-mark-start text:id="IMark59276296"/><text:alphabetical-index-mark-start text:id="IMark56230648"/>install<text:alphabetical-index-mark-end text:id="IMark56230648"/><text:alphabetical-index-mark-end text:id="IMark59276296"/><text:alphabetical-index-mark-end text:id="IMark60676072"/><text:alphabetical-index-mark-end text:id="IMark61644840"/><text:alphabetical-index-mark-end text:id="IMark56477992"/><text:alphabetical-index-mark-end text:id="IMark57345384"/><text:alphabetical-index-mark-end text:id="IMark60670456"/>ing the <text:alphabetical-index-mark-start text:id="IMark61660120"/><text:alphabetical-index-mark-start text:id="IMark58152040"/><text:alphabetical-index-mark-start text:id="IMark61751992"/><text:alphabetical-index-mark-start text:id="IMark61343176"/><text:alphabetical-index-mark-start text:id="IMark57664760"/><text:alphabetical-index-mark-start text:id="IMark61951176"/>fil<text:alphabetical-index-mark-start text:id="IMark55999224"/>e<text:alphabetical-index-mark-end text:id="IMark61951176"/><text:alphabetical-index-mark-end text:id="IMark57664760"/><text:alphabetical-index-mark-end text:id="IMark61343176"/><text:alphabetical-index-mark-end text:id="IMark61751992"/><text:alphabetical-index-mark-end text:id="IMark58152040"/><text:alphabetical-index-mark-end text:id="IMark61660120"/>s<text:alphabetical-index-mark-end text:id="IMark55999224"/> <text:span text:style-name="T8">related to this module</text:span>.</text:p>
          <text:p text:style-name="P10"/>
        </text:list-item>
        <text:list-item>
          <text:p text:style-name="P10"><text:alphabetical-index-mark-start text:id="IMark56509816"/><text:alphabetical-index-mark-start text:id="IMark61715176"/><text:alphabetical-index-mark-start text:id="IMark60035720"/><text:alphabetical-index-mark-start text:id="IMark58058536"/><text:alphabetical-index-mark-start text:id="IMark59009400"/><text:alphabetical-index-mark-start text:id="IMark59302248"/><text:alphabetical-index-mark-start text:id="IMark61643032"/>CONTRIBUTING<text:alphabetical-index-mark-end text:id="IMark61643032"/><text:alphabetical-index-mark-end text:id="IMark59302248"/><text:alphabetical-index-mark-end text:id="IMark59009400"/><text:alphabetical-index-mark-end text:id="IMark58058536"/><text:alphabetical-index-mark-end text:id="IMark60035720"/><text:alphabetical-index-mark-end text:id="IMark61715176"/><text:alphabetical-index-mark-end text:id="IMark56509816"/>.md: if you wan to <text:alphabetical-index-mark-start text:id="IMark59420024"/><text:alphabetical-index-mark-start text:id="IMark58577368"/><text:alphabetical-index-mark-start text:id="IMark60644008"/><text:alphabetical-index-mark-start text:id="IMark61958392"/><text:alphabetical-index-mark-start text:id="IMark58976024"/><text:alphabetical-index-mark-start text:id="IMark36290872"/>contribute<text:alphabetical-index-mark-end text:id="IMark36290872"/><text:alphabetical-index-mark-end text:id="IMark58976024"/><text:alphabetical-index-mark-end text:id="IMark61958392"/><text:alphabetical-index-mark-end text:id="IMark60644008"/><text:alphabetical-index-mark-end text:id="IMark58577368"/><text:alphabetical-index-mark-end text:id="IMark59420024"/> to this project.</text:p>
          <text:p text:style-name="P10"/>
        </text:list-item>
        <text:list-item>
          <text:p text:style-name="P11"><text:alphabetical-index-mark-start text:id="IMark58214744"/><text:alphabetical-index-mark-start text:id="IMark58345496"/><text:alphabetical-index-mark-start text:id="IMark60021272"/><text:alphabetical-index-mark-start text:id="IMark60601352"/><text:alphabetical-index-mark-start text:id="IMark54471880"/><text:alphabetical-index-mark-start text:id="IMark47374376"/><text:alphabetical-index-mark-start text:id="IMark57583528"/>COPYING<text:alphabetical-index-mark-end text:id="IMark57583528"/><text:alphabetical-index-mark-end text:id="IMark47374376"/><text:alphabetical-index-mark-end text:id="IMark54471880"/><text:alphabetical-index-mark-end text:id="IMark60601352"/><text:alphabetical-index-mark-end text:id="IMark60021272"/><text:alphabetical-index-mark-end text:id="IMark58345496"/><text:alphabetical-index-mark-end text:id="IMark58214744"/>: for <text:alphabetical-index-mark-start text:id="IMark56961272"/><text:alphabetical-index-mark-start text:id="IMark58577368"/><text:alphabetical-index-mark-start text:id="IMark59420024"/><text:alphabetical-index-mark-start text:id="IMark60644008"/><text:alphabetical-index-mark-start text:id="IMark61958392"/><text:alphabetical-index-mark-start text:id="IMark58976024"/><text:alphabetical-index-mark-start text:id="IMark36290872"/><text:alphabetical-index-mark-start text:id="IMark56509816"/>license<text:alphabetical-index-mark-end text:id="IMark56509816"/><text:alphabetical-index-mark-end text:id="IMark36290872"/><text:alphabetical-index-mark-end text:id="IMark58976024"/><text:alphabetical-index-mark-end text:id="IMark61958392"/><text:alphabetical-index-mark-end text:id="IMark60644008"/><text:alphabetical-index-mark-end text:id="IMark59420024"/><text:alphabetical-index-mark-end text:id="IMark58577368"/><text:alphabetical-index-mark-end text:id="IMark56961272"/> in<text:alphabetical-index-mark-start text:id="IMark61715176"/><text:alphabetical-index-mark-start text:id="IMark60035720"/><text:alphabetical-index-mark-start text:id="IMark58058536"/><text:alphabetical-index-mark-start text:id="IMark59009400"/><text:alphabetical-index-mark-start text:id="IMark59302248"/><text:alphabetical-index-mark-start text:id="IMark61643032"/><text:alphabetical-index-mark-start text:id="IMark55722360"/>format<text:alphabetical-index-mark-end text:id="IMark55722360"/><text:alphabetical-index-mark-end text:id="IMark61643032"/><text:alphabetical-index-mark-end text:id="IMark59302248"/><text:alphabetical-index-mark-end text:id="IMark59009400"/><text:alphabetical-index-mark-end text:id="IMark58058536"/><text:alphabetical-index-mark-end text:id="IMark60035720"/><text:alphabetical-index-mark-end text:id="IMark61715176"/>ion.</text:p>
          <text:p text:style-name="P11"/>
        </text:list-item>
        <text:list-item>
          <text:p text:style-name="P12">Also note that this <text:alphabetical-index-mark-start text:id="IMark36288392"/>MFD<text:alphabetical-index-mark-end text:id="IMark36288392"/> would work only in conjunction with <text:alphabetical-index-mark-start text:id="IMark59170840"/>DGIIIAI<text:alphabetical-index-mark-end text:id="IMark59170840"/> or a ship d<text:alphabetical-index-mark-start text:id="IMark60035720"/>es<text:alphabetical-index-mark-end text:id="IMark60035720"/>igned around a compatible AI <text:alphabetical-index-mark-start text:id="IMark61715176"/>system<text:alphabetical-index-mark-end text:id="IMark61715176"/>. It is not intended for use with any <text:span text:style-name="T31">other </text:span>sort of OSFS ship.</text:p>
        </text:list-item>
      </text:list>
      <text:p text:style-name="P4"/>
      <text:p text:style-name="P4"/>
      <text:table-of-content text:style-name="Sect1" text:name="Table of Contents1">
        <text:table-of-content-source text:outline-level="10">
          <text:index-title-template text:style-name="Heading_20_1">Table of Contents</text:index-title-template>
          <text:table-of-content-entry-template text:outline-level="1" text:style-name="Text_20_body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Text_20_body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Text_20_body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Text_20_body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Text_20_body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Text_20_body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Text_20_body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Text_20_body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Text_20_body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Text_20_body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h text:style-name="P54" text:outline-level="1">Table of Contents</text:h>
          </text:index-title>
          <text:p text:style-name="P47"><text:a xlink:type="simple" xlink:href="#__RefHeading___Toc72751_673741182" text:style-name="Index_20_Link" text:visited-style-name="Index_20_Link">Abstract<text:tab/>1</text:a></text:p>
          <text:p text:style-name="P47"><text:a xlink:type="simple" xlink:href="#__RefHeading___Toc72753_673741182" text:style-name="Index_20_Link" text:visited-style-name="Index_20_Link">Keywords<text:tab/>1</text:a></text:p>
          <text:p text:style-name="P47"><text:a xlink:type="simple" xlink:href="#__RefHeading___Toc6463_1483239106" text:style-name="Index_20_Link" text:visited-style-name="Index_20_Link">Acknowledgements<text:tab/>2</text:a></text:p>
          <text:p text:style-name="P47"><text:alphabetical-index-mark-start text:id="IMark61643032"/><text:a xlink:type="simple" xlink:href="#__RefHeading___Toc8815_1538881673" text:style-name="Index_20_Link" text:visited-style-name="Index_20_Link">License</text:a><text:alphabetical-index-mark-end text:id="IMark61643032"/><text:a xlink:type="simple" xlink:href="#__RefHeading___Toc8815_1538881673" text:style-name="Index_20_Link" text:visited-style-name="Index_20_Link"> and info for contributors<text:tab/>2</text:a></text:p>
          <text:p text:style-name="P47"><text:a xlink:type="simple" xlink:href="#__RefHeading___Toc72862_673741182" text:style-name="Index_20_Link" text:visited-style-name="Index_20_Link">1. Introduction<text:tab/>5</text:a></text:p>
          <text:p text:style-name="P47"><text:a xlink:type="simple" xlink:href="#__RefHeading___Toc72864_673741182" text:style-name="Index_20_Link" text:visited-style-name="Index_20_Link">2. Conventions, caveats and base conditions of development<text:tab/>6</text:a></text:p>
          <text:p text:style-name="P47"><text:a xlink:type="simple" xlink:href="#__RefHeading___Toc72866_673741182" text:style-name="Index_20_Link" text:visited-style-name="Index_20_Link">3. Development<text:tab/>7</text:a></text:p>
          <text:p text:style-name="P47"><text:a xlink:type="simple" xlink:href="#__RefHeading___Toc1655_964193841" text:style-name="Index_20_Link" text:visited-style-name="Index_20_Link">3.1. Use of </text:a><text:alphabetical-index-mark-start text:id="IMark59420024"/><text:alphabetical-index-mark-start text:id="IMark60635096"/><text:a xlink:type="simple" xlink:href="#__RefHeading___Toc1655_964193841" text:style-name="Index_20_Link" text:visited-style-name="Index_20_Link">SQLC</text:a><text:alphabetical-index-mark-end text:id="IMark60635096"/><text:alphabetical-index-mark-end text:id="IMark59420024"/><text:a xlink:type="simple" xlink:href="#__RefHeading___Toc1655_964193841" text:style-name="Index_20_Link" text:visited-style-name="Index_20_Link"> with any RDBMS.<text:tab/>7</text:a></text:p>
          <text:p text:style-name="P47"><text:a xlink:type="simple" xlink:href="#__RefHeading___Toc1657_964193841" text:style-name="Index_20_Link" text:visited-style-name="Index_20_Link">3.2. Use of </text:a><text:alphabetical-index-mark-start text:id="IMark60035720"/><text:alphabetical-index-mark-start text:id="IMark36288392"/><text:a xlink:type="simple" xlink:href="#__RefHeading___Toc1657_964193841" text:style-name="Index_20_Link" text:visited-style-name="Index_20_Link">SQLC</text:a><text:alphabetical-index-mark-end text:id="IMark36288392"/><text:alphabetical-index-mark-end text:id="IMark60035720"/><text:a xlink:type="simple" xlink:href="#__RefHeading___Toc1657_964193841" text:style-name="Index_20_Link" text:visited-style-name="Index_20_Link"> with other </text:a><text:alphabetical-index-mark-start text:id="IMark56231000"/><text:a xlink:type="simple" xlink:href="#__RefHeading___Toc1657_964193841" text:style-name="Index_20_Link" text:visited-style-name="Index_20_Link">SQL</text:a><text:alphabetical-index-mark-end text:id="IMark56231000"/><text:a xlink:type="simple" xlink:href="#__RefHeading___Toc1657_964193841" text:style-name="Index_20_Link" text:visited-style-name="Index_20_Link"> compatible </text:a><text:alphabetical-index-mark-start text:id="IMark60635096"/><text:a xlink:type="simple" xlink:href="#__RefHeading___Toc1657_964193841" text:style-name="Index_20_Link" text:visited-style-name="Index_20_Link">MFD</text:a><text:alphabetical-index-mark-end text:id="IMark60635096"/><text:a xlink:type="simple" xlink:href="#__RefHeading___Toc1657_964193841" text:style-name="Index_20_Link" text:visited-style-name="Index_20_Link"> modul</text:a><text:alphabetical-index-mark-start text:id="IMark58058536"/><text:a xlink:type="simple" xlink:href="#__RefHeading___Toc1657_964193841" text:style-name="Index_20_Link" text:visited-style-name="Index_20_Link">es</text:a><text:alphabetical-index-mark-end text:id="IMark58058536"/><text:a xlink:type="simple" xlink:href="#__RefHeading___Toc1657_964193841" text:style-name="Index_20_Link" text:visited-style-name="Index_20_Link">.<text:tab/>7</text:a></text:p>
          <text:p text:style-name="P47"><text:a xlink:type="simple" xlink:href="#__RefHeading___Toc1659_964193841" text:style-name="Index_20_Link" text:visited-style-name="Index_20_Link">3.3. Additional </text:a><text:alphabetical-index-mark-start text:id="IMark58976024"/><text:a xlink:type="simple" xlink:href="#__RefHeading___Toc1659_964193841" text:style-name="Index_20_Link" text:visited-style-name="Index_20_Link">AIE</text:a><text:alphabetical-index-mark-end text:id="IMark58976024"/><text:a xlink:type="simple" xlink:href="#__RefHeading___Toc1659_964193841" text:style-name="Index_20_Link" text:visited-style-name="Index_20_Link"> </text:a><text:alphabetical-index-mark-start text:id="IMark60644008"/><text:a xlink:type="simple" xlink:href="#__RefHeading___Toc1659_964193841" text:style-name="Index_20_Link" text:visited-style-name="Index_20_Link">function</text:a><text:alphabetical-index-mark-end text:id="IMark60644008"/><text:a xlink:type="simple" xlink:href="#__RefHeading___Toc1659_964193841" text:style-name="Index_20_Link" text:visited-style-name="Index_20_Link">s for </text:a><text:alphabetical-index-mark-start text:id="IMark56231000"/><text:alphabetical-index-mark-start text:id="IMark54471880"/><text:a xlink:type="simple" xlink:href="#__RefHeading___Toc1659_964193841" text:style-name="Index_20_Link" text:visited-style-name="Index_20_Link">SQLC</text:a><text:alphabetical-index-mark-end text:id="IMark54471880"/><text:alphabetical-index-mark-end text:id="IMark56231000"/><text:a xlink:type="simple" xlink:href="#__RefHeading___Toc1659_964193841" text:style-name="Index_20_Link" text:visited-style-name="Index_20_Link">.<text:tab/>8</text:a></text:p>
          <text:p text:style-name="P47"><text:a xlink:type="simple" xlink:href="#__RefHeading___Toc72868_673741182" text:style-name="Index_20_Link" text:visited-style-name="Index_20_Link">4. </text:a><text:alphabetical-index-mark-start text:id="IMark59302248"/><text:a xlink:type="simple" xlink:href="#__RefHeading___Toc72868_673741182" text:style-name="Index_20_Link" text:visited-style-name="Index_20_Link">Expert</text:a><text:alphabetical-index-mark-end text:id="IMark59302248"/><text:a xlink:type="simple" xlink:href="#__RefHeading___Toc72868_673741182" text:style-name="Index_20_Link" text:visited-style-name="Index_20_Link"> </text:a><text:alphabetical-index-mark-start text:id="IMark55722360"/><text:a xlink:type="simple" xlink:href="#__RefHeading___Toc72868_673741182" text:style-name="Index_20_Link" text:visited-style-name="Index_20_Link">system</text:a><text:alphabetical-index-mark-end text:id="IMark55722360"/><text:a xlink:type="simple" xlink:href="#__RefHeading___Toc72868_673741182" text:style-name="Index_20_Link" text:visited-style-name="Index_20_Link"><text:tab/>9</text:a></text:p>
          <text:p text:style-name="P47"><text:a xlink:type="simple" xlink:href="#__RefHeading___Toc72870_673741182" text:style-name="Index_20_Link" text:visited-style-name="Index_20_Link">5. Use<text:tab/>10</text:a></text:p>
          <text:p text:style-name="P47"><text:a xlink:type="simple" xlink:href="#__RefHeading___Toc1073_964193841" text:style-name="Index_20_Link" text:visited-style-name="Index_20_Link">5.1. Installation<text:tab/>10</text:a></text:p>
          <text:p text:style-name="P47"><text:a xlink:type="simple" xlink:href="#__RefHeading___Toc1075_964193841" text:style-name="Index_20_Link" text:visited-style-name="Index_20_Link">5.2. </text:a><text:alphabetical-index-mark-start text:id="IMark36288392"/><text:a xlink:type="simple" xlink:href="#__RefHeading___Toc1075_964193841" text:style-name="Index_20_Link" text:visited-style-name="Index_20_Link">Function</text:a><text:alphabetical-index-mark-end text:id="IMark36288392"/><text:a xlink:type="simple" xlink:href="#__RefHeading___Toc1075_964193841" text:style-name="Index_20_Link" text:visited-style-name="Index_20_Link">s<text:tab/>10</text:a></text:p>
          <text:p text:style-name="P47"><text:a xlink:type="simple" xlink:href="#__RefHeading___Toc1077_964193841" text:style-name="Index_20_Link" text:visited-style-name="Index_20_Link">5.2.1. [</text:a><text:alphabetical-index-mark-start text:id="IMark60635096"/><text:a xlink:type="simple" xlink:href="#__RefHeading___Toc1077_964193841" text:style-name="Index_20_Link" text:visited-style-name="Index_20_Link">DB</text:a><text:alphabetical-index-mark-end text:id="IMark60635096"/><text:a xlink:type="simple" xlink:href="#__RefHeading___Toc1077_964193841" text:style-name="Index_20_Link" text:visited-style-name="Index_20_Link">]<text:tab/>10</text:a></text:p>
          <text:p text:style-name="P47"><text:a xlink:type="simple" xlink:href="#__RefHeading___Toc1079_964193841" text:style-name="Index_20_Link" text:visited-style-name="Index_20_Link">5.2.2. [</text:a><text:alphabetical-index-mark-start text:id="IMark56231000"/><text:a xlink:type="simple" xlink:href="#__RefHeading___Toc1079_964193841" text:style-name="Index_20_Link" text:visited-style-name="Index_20_Link">CON</text:a><text:alphabetical-index-mark-end text:id="IMark56231000"/><text:a xlink:type="simple" xlink:href="#__RefHeading___Toc1079_964193841" text:style-name="Index_20_Link" text:visited-style-name="Index_20_Link">]<text:tab/>10</text:a></text:p>
          <text:p text:style-name="P47"><text:a xlink:type="simple" xlink:href="#__RefHeading___Toc1081_964193841" text:style-name="Index_20_Link" text:visited-style-name="Index_20_Link">5.2.3. [</text:a><text:alphabetical-index-mark-start text:id="IMark56207384"/><text:a xlink:type="simple" xlink:href="#__RefHeading___Toc1081_964193841" text:style-name="Index_20_Link" text:visited-style-name="Index_20_Link">DIS</text:a><text:alphabetical-index-mark-end text:id="IMark56207384"/><text:a xlink:type="simple" xlink:href="#__RefHeading___Toc1081_964193841" text:style-name="Index_20_Link" text:visited-style-name="Index_20_Link">]<text:tab/>10</text:a></text:p>
          <text:p text:style-name="P47"><text:a xlink:type="simple" xlink:href="#__RefHeading___Toc1083_964193841" text:style-name="Index_20_Link" text:visited-style-name="Index_20_Link">5.2.4. [</text:a><text:alphabetical-index-mark-start text:id="IMark59302248"/><text:a xlink:type="simple" xlink:href="#__RefHeading___Toc1083_964193841" text:style-name="Index_20_Link" text:visited-style-name="Index_20_Link">SQL</text:a><text:alphabetical-index-mark-end text:id="IMark59302248"/><text:a xlink:type="simple" xlink:href="#__RefHeading___Toc1083_964193841" text:style-name="Index_20_Link" text:visited-style-name="Index_20_Link">]<text:tab/>11</text:a></text:p>
          <text:p text:style-name="P47"><text:a xlink:type="simple" xlink:href="#__RefHeading___Toc1085_964193841" text:style-name="Index_20_Link" text:visited-style-name="Index_20_Link">5.2.5. [</text:a><text:alphabetical-index-mark-start text:id="IMark59170840"/><text:a xlink:type="simple" xlink:href="#__RefHeading___Toc1085_964193841" text:style-name="Index_20_Link" text:visited-style-name="Index_20_Link">MON</text:a><text:alphabetical-index-mark-end text:id="IMark59170840"/><text:a xlink:type="simple" xlink:href="#__RefHeading___Toc1085_964193841" text:style-name="Index_20_Link" text:visited-style-name="Index_20_Link">]<text:tab/>11</text:a></text:p>
          <text:p text:style-name="P47"><text:a xlink:type="simple" xlink:href="#__RefHeading___Toc1087_964193841" text:style-name="Index_20_Link" text:visited-style-name="Index_20_Link">5.2.6. [</text:a><text:alphabetical-index-mark-start text:id="IMark59009400"/><text:a xlink:type="simple" xlink:href="#__RefHeading___Toc1087_964193841" text:style-name="Index_20_Link" text:visited-style-name="Index_20_Link">MOF</text:a><text:alphabetical-index-mark-end text:id="IMark59009400"/><text:a xlink:type="simple" xlink:href="#__RefHeading___Toc1087_964193841" text:style-name="Index_20_Link" text:visited-style-name="Index_20_Link">]<text:tab/>11</text:a></text:p>
          <text:p text:style-name="P47"><text:a xlink:type="simple" xlink:href="#__RefHeading___Toc1089_964193841" text:style-name="Index_20_Link" text:visited-style-name="Index_20_Link">5.2.7. [</text:a><text:alphabetical-index-mark-start text:id="IMark60021272"/><text:a xlink:type="simple" xlink:href="#__RefHeading___Toc1089_964193841" text:style-name="Index_20_Link" text:visited-style-name="Index_20_Link">PON</text:a><text:alphabetical-index-mark-end text:id="IMark60021272"/><text:a xlink:type="simple" xlink:href="#__RefHeading___Toc1089_964193841" text:style-name="Index_20_Link" text:visited-style-name="Index_20_Link">]<text:tab/>11</text:a></text:p>
          <text:p text:style-name="P47"><text:a xlink:type="simple" xlink:href="#__RefHeading___Toc1091_964193841" text:style-name="Index_20_Link" text:visited-style-name="Index_20_Link">5.2.8. [</text:a><text:alphabetical-index-mark-start text:id="IMark36290872"/><text:a xlink:type="simple" xlink:href="#__RefHeading___Toc1091_964193841" text:style-name="Index_20_Link" text:visited-style-name="Index_20_Link">POF</text:a><text:alphabetical-index-mark-end text:id="IMark36290872"/><text:a xlink:type="simple" xlink:href="#__RefHeading___Toc1091_964193841" text:style-name="Index_20_Link" text:visited-style-name="Index_20_Link">]<text:tab/>12</text:a></text:p>
          <text:p text:style-name="P47"><text:a xlink:type="simple" xlink:href="#__RefHeading___Toc1093_964193841" text:style-name="Index_20_Link" text:visited-style-name="Index_20_Link">5.2.9. [</text:a><text:alphabetical-index-mark-start text:id="IMark60035720"/><text:a xlink:type="simple" xlink:href="#__RefHeading___Toc1093_964193841" text:style-name="Index_20_Link" text:visited-style-name="Index_20_Link">ITM</text:a><text:alphabetical-index-mark-end text:id="IMark60035720"/><text:a xlink:type="simple" xlink:href="#__RefHeading___Toc1093_964193841" text:style-name="Index_20_Link" text:visited-style-name="Index_20_Link">]<text:tab/>12</text:a></text:p>
          <text:p text:style-name="P47"><text:a xlink:type="simple" xlink:href="#__RefHeading___Toc1095_964193841" text:style-name="Index_20_Link" text:visited-style-name="Index_20_Link">5.2.10. [</text:a><text:alphabetical-index-mark-start text:id="IMark36288392"/><text:a xlink:type="simple" xlink:href="#__RefHeading___Toc1095_964193841" text:style-name="Index_20_Link" text:visited-style-name="Index_20_Link">VAL</text:a><text:alphabetical-index-mark-end text:id="IMark36288392"/><text:a xlink:type="simple" xlink:href="#__RefHeading___Toc1095_964193841" text:style-name="Index_20_Link" text:visited-style-name="Index_20_Link">]<text:tab/>12</text:a></text:p>
          <text:p text:style-name="P47"><text:a xlink:type="simple" xlink:href="#__RefHeading___Toc1097_964193841" text:style-name="Index_20_Link" text:visited-style-name="Index_20_Link">5.2.11. [</text:a><text:alphabetical-index-mark-start text:id="IMark58976024"/><text:a xlink:type="simple" xlink:href="#__RefHeading___Toc1097_964193841" text:style-name="Index_20_Link" text:visited-style-name="Index_20_Link">EXE</text:a><text:alphabetical-index-mark-end text:id="IMark58976024"/><text:a xlink:type="simple" xlink:href="#__RefHeading___Toc1097_964193841" text:style-name="Index_20_Link" text:visited-style-name="Index_20_Link">]<text:tab/>13</text:a></text:p>
          <text:p text:style-name="P47"><text:a xlink:type="simple" xlink:href="#__RefHeading___Toc1099_964193841" text:style-name="Index_20_Link" text:visited-style-name="Index_20_Link">5.3. </text:a><text:alphabetical-index-mark-start text:id="IMark58493320"/><text:a xlink:type="simple" xlink:href="#__RefHeading___Toc1099_964193841" text:style-name="Index_20_Link" text:visited-style-name="Index_20_Link">Procedur</text:a><text:alphabetical-index-mark-start text:id="IMark36288392"/><text:a xlink:type="simple" xlink:href="#__RefHeading___Toc1099_964193841" text:style-name="Index_20_Link" text:visited-style-name="Index_20_Link">e</text:a><text:alphabetical-index-mark-end text:id="IMark58493320"/><text:a xlink:type="simple" xlink:href="#__RefHeading___Toc1099_964193841" text:style-name="Index_20_Link" text:visited-style-name="Index_20_Link">s</text:a><text:alphabetical-index-mark-end text:id="IMark36288392"/><text:a xlink:type="simple" xlink:href="#__RefHeading___Toc1099_964193841" text:style-name="Index_20_Link" text:visited-style-name="Index_20_Link"><text:tab/>13</text:a></text:p>
          <text:p text:style-name="P47"><text:a xlink:type="simple" xlink:href="#__RefHeading___Toc1101_964193841" text:style-name="Index_20_Link" text:visited-style-name="Index_20_Link">5.3.1. </text:a><text:alphabetical-index-mark-start text:id="IMark61643032"/><text:a xlink:type="simple" xlink:href="#__RefHeading___Toc1101_964193841" text:style-name="Index_20_Link" text:visited-style-name="Index_20_Link">Connect</text:a><text:alphabetical-index-mark-end text:id="IMark61643032"/><text:a xlink:type="simple" xlink:href="#__RefHeading___Toc1101_964193841" text:style-name="Index_20_Link" text:visited-style-name="Index_20_Link"> to a database.<text:tab/>13</text:a></text:p>
          <text:p text:style-name="P47"><text:a xlink:type="simple" xlink:href="#__RefHeading___Toc1103_964193841" text:style-name="Index_20_Link" text:visited-style-name="Index_20_Link">5.3.2. </text:a><text:alphabetical-index-mark-start text:id="IMark61715176"/><text:a xlink:type="simple" xlink:href="#__RefHeading___Toc1103_964193841" text:style-name="Index_20_Link" text:visited-style-name="Index_20_Link">Dis</text:a><text:alphabetical-index-mark-start text:id="IMark36288392"/><text:a xlink:type="simple" xlink:href="#__RefHeading___Toc1103_964193841" text:style-name="Index_20_Link" text:visited-style-name="Index_20_Link">connect</text:a><text:alphabetical-index-mark-end text:id="IMark36288392"/><text:alphabetical-index-mark-end text:id="IMark61715176"/><text:a xlink:type="simple" xlink:href="#__RefHeading___Toc1103_964193841" text:style-name="Index_20_Link" text:visited-style-name="Index_20_Link"><text:tab/>14</text:a></text:p>
          <text:p text:style-name="P47"><text:soft-page-break/><text:a xlink:type="simple" xlink:href="#__RefHeading___Toc1105_964193841" text:style-name="Index_20_Link" text:visited-style-name="Index_20_Link">5.3.3. </text:a><text:alphabetical-index-mark-start text:id="IMark54471880"/><text:a xlink:type="simple" xlink:href="#__RefHeading___Toc1105_964193841" text:style-name="Index_20_Link" text:visited-style-name="Index_20_Link">Send</text:a><text:alphabetical-index-mark-end text:id="IMark54471880"/><text:a xlink:type="simple" xlink:href="#__RefHeading___Toc1105_964193841" text:style-name="Index_20_Link" text:visited-style-name="Index_20_Link"> a raw </text:a><text:alphabetical-index-mark-start text:id="IMark58976024"/><text:a xlink:type="simple" xlink:href="#__RefHeading___Toc1105_964193841" text:style-name="Index_20_Link" text:visited-style-name="Index_20_Link">SQL</text:a><text:alphabetical-index-mark-end text:id="IMark58976024"/><text:a xlink:type="simple" xlink:href="#__RefHeading___Toc1105_964193841" text:style-name="Index_20_Link" text:visited-style-name="Index_20_Link"> query<text:tab/>14</text:a></text:p>
          <text:p text:style-name="P47"><text:a xlink:type="simple" xlink:href="#__RefHeading___Toc72872_673741182" text:style-name="Index_20_Link" text:visited-style-name="Index_20_Link">6. Sourc</text:a><text:alphabetical-index-mark-start text:id="IMark57583528"/><text:a xlink:type="simple" xlink:href="#__RefHeading___Toc72872_673741182" text:style-name="Index_20_Link" text:visited-style-name="Index_20_Link">es</text:a><text:alphabetical-index-mark-end text:id="IMark57583528"/><text:a xlink:type="simple" xlink:href="#__RefHeading___Toc72872_673741182" text:style-name="Index_20_Link" text:visited-style-name="Index_20_Link"><text:tab/>16</text:a></text:p>
          <text:p text:style-name="P47"><text:a xlink:type="simple" xlink:href="#__RefHeading___Toc2152_964193841" text:style-name="Index_20_Link" text:visited-style-name="Index_20_Link">7. Alphabetical Index<text:tab/>17</text:a></text:p>
        </text:index-body>
      </text:table-of-content>
      <text:p text:style-name="P4"/>
      <text:p text:style-name="P4"/>
      <text:h text:style-name="P54" text:outline-level="1"><text:bookmark-start text:name="__RefHeading___Toc72862_673741182"/>1. Introduction<text:bookmark-end text:name="__RefHeading___Toc72862_673741182"/></text:h>
      <text:p text:style-name="P5"/>
      <text:p text:style-name="P38"><text:alphabetical-index-mark-start text:id="IMark56209304"/><text:alphabetical-index-mark-start text:id="IMark59302248"/>SQLC<text:alphabetical-index-mark-end text:id="IMark59302248"/><text:alphabetical-index-mark-end text:id="IMark56209304"/> is an <text:alphabetical-index-mark-start text:id="IMark60635096"/>MFD<text:alphabetical-index-mark-end text:id="IMark60635096"/> module made specifically to serve as an interface between the OSFS user and the onboard <text:alphabetical-index-mark-start text:id="IMark55396344"/>expert<text:alphabetical-index-mark-end text:id="IMark55396344"/> <text:alphabetical-index-mark-start text:id="IMark61643032"/>system<text:alphabetical-index-mark-end text:id="IMark61643032"/> and artificial intelligence engine of the <text:alphabetical-index-mark-start text:id="IMark36288392"/>DGIIIAI<text:alphabetical-index-mark-end text:id="IMark36288392"/> ship.</text:p>
      <text:p text:style-name="P38"/>
      <text:p text:style-name="P39">It us<text:alphabetical-index-mark-start text:id="IMark61715176"/>es<text:alphabetical-index-mark-end text:id="IMark61715176"/> a limited number of buttons that allow to <text:alphabetical-index-mark-start text:id="IMark56231000"/>connect<text:alphabetical-index-mark-end text:id="IMark56231000"/> and <text:alphabetical-index-mark-start text:id="IMark36290872"/>dis<text:alphabetical-index-mark-start text:id="IMark58493320"/>connect<text:alphabetical-index-mark-end text:id="IMark58493320"/><text:alphabetical-index-mark-end text:id="IMark36290872"/> to a database, and operate with the <text:alphabetical-index-mark-start text:id="IMark60644008"/>expert<text:alphabetical-index-mark-end text:id="IMark60644008"/> <text:alphabetical-index-mark-start text:id="IMark58058536"/>system<text:alphabetical-index-mark-end text:id="IMark58058536"/> embedded into the code of <text:alphabetical-index-mark-start text:id="IMark55393048"/>DGIIIAI<text:alphabetical-index-mark-end text:id="IMark55393048"/>.</text:p>
      <text:p text:style-name="P39"/>
      <text:p text:style-name="P39">This <text:alphabetical-index-mark-start text:id="IMark60035720"/>expert<text:alphabetical-index-mark-end text:id="IMark60035720"/> <text:alphabetical-index-mark-start text:id="IMark54471880"/>system<text:alphabetical-index-mark-end text:id="IMark54471880"/> operat<text:alphabetical-index-mark-start text:id="IMark47374376"/>es<text:alphabetical-index-mark-end text:id="IMark47374376"/> <text:alphabetical-index-mark-start text:id="IMark56207384"/>es<text:alphabetical-index-mark-end text:id="IMark56207384"/>sentially based on facts characterized by a fact name <text:span text:style-name="T34">o</text:span>r <text:alphabetical-index-mark-start text:id="IMark60021272"/><text:span text:style-name="T35">Item</text:span><text:alphabetical-index-mark-end text:id="IMark60021272"/> field, and a <text:alphabetical-index-mark-start text:id="IMark54383912"/><text:span text:style-name="T35">Value</text:span><text:alphabetical-index-mark-end text:id="IMark54383912"/>. Each fact is contained in a record of a database table called <text:span text:style-name="T35">sde_facts</text:span>.</text:p>
      <text:p text:style-name="P39"/>
      <text:p text:style-name="P39">Operations take place of the <text:alphabetical-index-mark-start text:id="IMark36288392"/><text:span text:style-name="T35">Value</text:span><text:alphabetical-index-mark-end text:id="IMark36288392"/> field of each record based on data that the <text:alphabetical-index-mark-start text:id="IMark55396344"/>Orb<text:span text:style-name="T32">i</text:span>ter<text:alphabetical-index-mark-end text:id="IMark55396344"/> API <text:alphabetical-index-mark-start text:id="IMark60635096"/>send<text:alphabetical-index-mark-end text:id="IMark60635096"/>s to the <text:alphabetical-index-mark-start text:id="IMark56209304"/>system<text:alphabetical-index-mark-end text:id="IMark56209304"/>, <text:alphabetical-index-mark-start text:id="IMark59302248"/>MFD<text:alphabetical-index-mark-end text:id="IMark59302248"/> or module <text:alphabetical-index-mark-start text:id="IMark56961272"/>input<text:alphabetical-index-mark-end text:id="IMark56961272"/>, and the set of rul<text:alphabetical-index-mark-start text:id="IMark59170840"/>es<text:alphabetical-index-mark-end text:id="IMark59170840"/> that the <text:alphabetical-index-mark-start text:id="IMark57583528"/>expert<text:alphabetical-index-mark-end text:id="IMark57583528"/> <text:alphabetical-index-mark-start text:id="IMark58058536"/>system<text:alphabetical-index-mark-end text:id="IMark58058536"/> has. Those rul<text:alphabetical-index-mark-start text:id="IMark55393048"/>es<text:alphabetical-index-mark-end text:id="IMark55393048"/> are contained per operation in a table called <text:span text:style-name="T35">sde_rul</text:span><text:alphabetical-index-mark-start text:id="IMark60644008"/><text:span text:style-name="T35">es</text:span><text:alphabetical-index-mark-end text:id="IMark60644008"/>.</text:p>
      <text:p text:style-name="P39"/>
      <text:p text:style-name="P40">The artificial intelligence engine or <text:alphabetical-index-mark-start text:id="IMark58214744"/>AIE<text:alphabetical-index-mark-end text:id="IMark58214744"/> cyclically reads the contents of each table of the knowledge base (a name given to a database that contains <text:alphabetical-index-mark-start text:id="IMark56207384"/>expert<text:alphabetical-index-mark-end text:id="IMark56207384"/> knowledge of some type, in this case, how to fly a <text:alphabetical-index-mark-start text:id="IMark47374376"/>spac<text:alphabetical-index-mark-start text:id="IMark54471880"/>e<text:alphabetical-index-mark-end text:id="IMark47374376"/>s<text:alphabetical-index-mark-end text:id="IMark54471880"/>hip), the external modul<text:alphabetical-index-mark-start text:id="IMark60035720"/>es<text:alphabetical-index-mark-end text:id="IMark60035720"/> such as this <text:alphabetical-index-mark-start text:id="IMark58345496"/>MFD<text:alphabetical-index-mark-end text:id="IMark58345496"/>, and appli<text:alphabetical-index-mark-start text:id="IMark59049512"/>es<text:alphabetical-index-mark-end text:id="IMark59049512"/> the appropriate rul<text:alphabetical-index-mark-start text:id="IMark60021272"/>es<text:alphabetical-index-mark-end text:id="IMark60021272"/>, according to the data it has at a given moment.</text:p>
      <text:p text:style-name="P40"/>
      <text:p text:style-name="P40">Then, once the rul<text:alphabetical-index-mark-start text:id="IMark56589592"/>es<text:alphabetical-index-mark-end text:id="IMark56589592"/> are applied and the contents of the <text:alphabetical-index-mark-start text:id="IMark27878552"/>Value<text:alphabetical-index-mark-end text:id="IMark27878552"/> field of each fact record have been transacted, those <text:alphabetical-index-mark-start text:id="IMark58976024"/>valu<text:alphabetical-index-mark-start text:id="IMark61643032"/>e<text:alphabetical-index-mark-end text:id="IMark58976024"/>s<text:alphabetical-index-mark-end text:id="IMark61643032"/> are returned to the OAPI and the ship do<text:alphabetical-index-mark-start text:id="IMark60493512"/>es<text:alphabetical-index-mark-end text:id="IMark60493512"/> hat is being told to do like increase thrust, or angle off attack, change its heading, etc.</text:p>
      <text:p text:style-name="P40"/>
      <text:p text:style-name="P40"><text:span text:style-name="T34">This, in </text:span><text:alphabetical-index-mark-start text:id="IMark55393048"/><text:span text:style-name="T34">es</text:span><text:alphabetical-index-mark-end text:id="IMark55393048"/><text:span text:style-name="T34">sence, is the context in which </text:span><text:alphabetical-index-mark-start text:id="IMark58058536"/><text:alphabetical-index-mark-start text:id="IMark57583528"/><text:span text:style-name="T34">SQLC</text:span><text:alphabetical-index-mark-end text:id="IMark57583528"/><text:alphabetical-index-mark-end text:id="IMark58058536"/><text:span text:style-name="T34"> operat</text:span><text:alphabetical-index-mark-start text:id="IMark59170840"/><text:span text:style-name="T34">es</text:span><text:alphabetical-index-mark-end text:id="IMark59170840"/><text:span text:style-name="T34">. </text:span>For more information on how the <text:alphabetical-index-mark-start text:id="IMark56961272"/>AIE<text:alphabetical-index-mark-end text:id="IMark56961272"/> operat<text:alphabetical-index-mark-start text:id="IMark59302248"/>es<text:alphabetical-index-mark-end text:id="IMark59302248"/> and the characteristics of the <text:alphabetical-index-mark-start text:id="IMark56209304"/><text:alphabetical-index-mark-start text:id="IMark60635096"/>KB<text:alphabetical-index-mark-end text:id="IMark60635096"/><text:alphabetical-index-mark-end text:id="IMark56209304"/> of <text:alphabetical-index-mark-start text:id="IMark55396344"/>DGIIIAI<text:alphabetical-index-mark-end text:id="IMark55396344"/>, please <text:span text:style-name="T34">read </text:span><text:span text:style-name="T17">[4.]</text:span><text:span text:style-name="T34"> and </text:span><text:span text:style-name="T17">[5.]</text:span><text:span text:style-name="T34"> in this document and </text:span>review the <text:alphabetical-index-mark-start text:id="IMark56231000"/>DGIIIAI<text:alphabetical-index-mark-end text:id="IMark56231000"/>.pdf document that accompani<text:alphabetical-index-mark-start text:id="IMark61715176"/>es<text:alphabetical-index-mark-end text:id="IMark61715176"/> the installation fil<text:alphabetical-index-mark-start text:id="IMark60644008"/>es<text:alphabetical-index-mark-end text:id="IMark60644008"/> for the <text:alphabetical-index-mark-start text:id="IMark59420024"/>DGIIIAI<text:alphabetical-index-mark-end text:id="IMark59420024"/> project.</text:p>
      <text:p text:style-name="P5"/>
      <text:p text:style-name="P5"/>
      <text:p text:style-name="P5"/>
      <text:h text:style-name="P54" text:outline-level="1"><text:bookmark-start text:name="__RefHeading___Toc72864_673741182"/>2. Conventions, caveats and base conditions of development<text:bookmark-end text:name="__RefHeading___Toc72864_673741182"/></text:h>
      <text:p text:style-name="P5"/>
      <text:p text:style-name="P32">For the <text:alphabetical-index-mark-start text:id="IMark36290872"/><text:alphabetical-index-mark-start text:id="IMark58493320"/>SQLC<text:alphabetical-index-mark-end text:id="IMark58493320"/><text:alphabetical-index-mark-end text:id="IMark36290872"/> project, all considerations regarding th<text:alphabetical-index-mark-start text:id="IMark36288392"/>es<text:alphabetical-index-mark-end text:id="IMark36288392"/>e points are the same that are applicable for the <text:alphabetical-index-mark-start text:id="IMark61074360"/>DGIIIAI<text:alphabetical-index-mark-end text:id="IMark61074360"/> project. </text:p>
      <text:p text:style-name="P32"/>
      <text:p text:style-name="P41">Terms and abbreviations used in this document are also defined in section [2.] of <text:alphabetical-index-mark-start text:id="IMark59049512"/>DGIIIAI<text:alphabetical-index-mark-end text:id="IMark59049512"/>.pdf. This document is available amongst the installation fil<text:alphabetical-index-mark-start text:id="IMark58058536"/>es<text:alphabetical-index-mark-end text:id="IMark58058536"/> for project <text:alphabetical-index-mark-start text:id="IMark57583528"/>DGIIIAI<text:alphabetical-index-mark-end text:id="IMark57583528"/>.</text:p>
      <text:p text:style-name="P5"/>
      <text:p text:style-name="P5"/>
      <text:p text:style-name="P5"/>
      <text:h text:style-name="P54" text:outline-level="1"><text:bookmark-start text:name="__RefHeading___Toc72866_673741182"/>3. Development<text:bookmark-end text:name="__RefHeading___Toc72866_673741182"/></text:h>
      <text:p text:style-name="P5"/>
      <text:p text:style-name="P33"><text:alphabetical-index-mark-start text:id="IMark61715176"/><text:alphabetical-index-mark-start text:id="IMark56231000"/><text:span text:style-name="T33">SQLC</text:span><text:alphabetical-index-mark-end text:id="IMark56231000"/><text:alphabetical-index-mark-end text:id="IMark61715176"/><text:span text:style-name="T33"> provid</text:span><text:alphabetical-index-mark-start text:id="IMark54471880"/><text:span text:style-name="T33">es</text:span><text:alphabetical-index-mark-end text:id="IMark54471880"/><text:span text:style-name="T33"> a basic interface to DHIIIAI’s </text:span><text:alphabetical-index-mark-start text:id="IMark56207384"/><text:span text:style-name="T33">AIE</text:span><text:alphabetical-index-mark-end text:id="IMark56207384"/><text:span text:style-name="T33"> and there is still plenty of room for improvement. At the time of this writing s</text:span>ome aspects of this project can still be developed, like:</text:p>
      <text:p text:style-name="P33"/>
      <text:h text:style-name="Heading_20_2" text:outline-level="2"><text:bookmark-start text:name="__RefHeading___Toc1655_964193841"/>3.1. Use of <text:alphabetical-index-mark-start text:id="IMark60493512"/><text:alphabetical-index-mark-start text:id="IMark56589592"/>SQLC<text:alphabetical-index-mark-end text:id="IMark56589592"/><text:alphabetical-index-mark-end text:id="IMark60493512"/> with any RDBMS.<text:bookmark-end text:name="__RefHeading___Toc1655_964193841"/></text:h>
      <text:p text:style-name="P33"/>
      <text:p text:style-name="P33"><text:alphabetical-index-mark-start text:id="IMark61074360"/>Orbiter<text:alphabetical-index-mark-end text:id="IMark61074360"/> ships never made use of database <text:alphabetical-index-mark-start text:id="IMark36290872"/>system<text:alphabetical-index-mark-end text:id="IMark36290872"/>s. In fact, storage faciliti<text:alphabetical-index-mark-start text:id="IMark58493320"/>es<text:alphabetical-index-mark-end text:id="IMark58493320"/> and <text:alphabetical-index-mark-start text:id="IMark54125624"/>procedur<text:alphabetical-index-mark-start text:id="IMark55393048"/>e<text:alphabetical-index-mark-end text:id="IMark54125624"/>s<text:alphabetical-index-mark-end text:id="IMark55393048"/> have always been limited to flat fil<text:alphabetical-index-mark-start text:id="IMark56509816"/>es<text:alphabetical-index-mark-end text:id="IMark56509816"/>, which is fine for low - <text:s/>volume reads and writ<text:alphabetical-index-mark-start text:id="IMark58058536"/>es<text:alphabetical-index-mark-end text:id="IMark58058536"/>. But AI and other complex <text:alphabetical-index-mark-start text:id="IMark57583528"/>system<text:alphabetical-index-mark-end text:id="IMark57583528"/>s might require more advanced data management.</text:p>
      <text:p text:style-name="P33"/>
      <text:p text:style-name="P33">Considering the volume of data that an OSFS s<text:alphabetical-index-mark-start text:id="IMark55396344"/>es<text:alphabetical-index-mark-end text:id="IMark55396344"/>sion might handle, relational databas<text:alphabetical-index-mark-start text:id="IMark61633080"/>es<text:alphabetical-index-mark-end text:id="IMark61633080"/> could be well -suited for almost any need while providing safe storage and data management.</text:p>
      <text:p text:style-name="P33"/>
      <text:p text:style-name="P33">There are many RDBMS <text:alphabetical-index-mark-start text:id="IMark56961272"/>system<text:alphabetical-index-mark-end text:id="IMark56961272"/>s, and some of those are free, including Sqlite3, PostgrSQL, MySQL and MariaDB. Th<text:alphabetical-index-mark-start text:id="IMark58345496"/>es<text:alphabetical-index-mark-end text:id="IMark58345496"/>e all use <text:alphabetical-index-mark-start text:id="IMark60035720"/>SQL<text:alphabetical-index-mark-end text:id="IMark60035720"/> with varying degre<text:alphabetical-index-mark-start text:id="IMark60452536"/>es<text:alphabetical-index-mark-end text:id="IMark60452536"/> of compliance with standards, and each one of them has advantag<text:alphabetical-index-mark-start text:id="IMark59420024"/>es<text:alphabetical-index-mark-end text:id="IMark59420024"/> and disadvantag<text:alphabetical-index-mark-start text:id="IMark60644008"/>es<text:alphabetical-index-mark-end text:id="IMark60644008"/>. This topic is fully discussed in <text:alphabetical-index-mark-start text:id="IMark47374376"/>DGIIIAI<text:alphabetical-index-mark-end text:id="IMark47374376"/>.pd but suffice to say for now that Sqlite3 was the choice for this project after evaluating the <text:alphabetical-index-mark-start text:id="IMark61715176"/>system<text:alphabetical-index-mark-end text:id="IMark61715176"/>s mentioned in this paragraph.</text:p>
      <text:p text:style-name="P33"/>
      <text:p text:style-name="P34">This do<text:alphabetical-index-mark-start text:id="IMark56207384"/>es<text:alphabetical-index-mark-end text:id="IMark56207384"/> note mean that those other RDBMS are usel<text:alphabetical-index-mark-start text:id="IMark54383912"/>es<text:alphabetical-index-mark-end text:id="IMark54383912"/>s for <text:alphabetical-index-mark-start text:id="IMark58214744"/>Orbiter<text:alphabetical-index-mark-end text:id="IMark58214744"/> or the <text:alphabetical-index-mark-start text:id="IMark61643032"/>DGIIIAI<text:alphabetical-index-mark-end text:id="IMark61643032"/> project; quite on the contrary, it would be inter<text:alphabetical-index-mark-start text:id="IMark59009400"/>es<text:alphabetical-index-mark-end text:id="IMark59009400"/>ting to develop a layer of compatibility with those <text:alphabetical-index-mark-start text:id="IMark56589592"/>system<text:alphabetical-index-mark-end text:id="IMark56589592"/>s and <text:alphabetical-index-mark-start text:id="IMark60493512"/>DGIIIAI<text:alphabetical-index-mark-end text:id="IMark60493512"/> + <text:alphabetical-index-mark-start text:id="IMark58976024"/><text:alphabetical-index-mark-start text:id="IMark36288392"/>SQLC<text:alphabetical-index-mark-end text:id="IMark36288392"/><text:alphabetical-index-mark-end text:id="IMark58976024"/>.</text:p>
      <text:p text:style-name="P34"/>
      <text:p text:style-name="P35">But if you are now thinking about ODBC to achieve such goals, I would recommend against following that route due to the need for speed. It would be much better to develop C or C++ based interfac<text:alphabetical-index-mark-start text:id="IMark56509816"/>es<text:alphabetical-index-mark-end text:id="IMark56509816"/>.</text:p>
      <text:p text:style-name="P35"/>
      <text:p text:style-name="P35"/>
      <text:h text:style-name="Heading_20_2" text:outline-level="2"><text:bookmark-start text:name="__RefHeading___Toc1657_964193841"/>3.2. Use of <text:alphabetical-index-mark-start text:id="IMark59049512"/><text:alphabetical-index-mark-start text:id="IMark59170840"/>SQLC<text:alphabetical-index-mark-end text:id="IMark59170840"/><text:alphabetical-index-mark-end text:id="IMark59049512"/> with other <text:alphabetical-index-mark-start text:id="IMark55396344"/>SQL<text:alphabetical-index-mark-end text:id="IMark55396344"/> compatible <text:alphabetical-index-mark-start text:id="IMark61633080"/>MFD<text:alphabetical-index-mark-end text:id="IMark61633080"/> modul<text:alphabetical-index-mark-start text:id="IMark59302248"/>es<text:alphabetical-index-mark-end text:id="IMark59302248"/>.<text:bookmark-end text:name="__RefHeading___Toc1657_964193841"/></text:h>
      <text:p text:style-name="P5"/>
      <text:p text:style-name="P35">It is perfectly possible to develop new <text:alphabetical-index-mark-start text:id="IMark47374376"/>MFD<text:alphabetical-index-mark-end text:id="IMark47374376"/> modul<text:alphabetical-index-mark-start text:id="IMark61715176"/>es<text:alphabetical-index-mark-end text:id="IMark61715176"/> to deal with things like cargo, environmental <text:soft-page-break/><text:alphabetical-index-mark-start text:id="IMark60644008"/>system<text:alphabetical-index-mark-end text:id="IMark60644008"/>s, etc. outside of the <text:alphabetical-index-mark-start text:id="IMark59420024"/>DGIIIAI<text:alphabetical-index-mark-end text:id="IMark59420024"/> <text:alphabetical-index-mark-start text:id="IMark60452536"/>AIE<text:alphabetical-index-mark-end text:id="IMark60452536"/> realm, and share data thorough the same RDBMS used by <text:alphabetical-index-mark-start text:id="IMark60035720"/><text:alphabetical-index-mark-start text:id="IMark58345496"/>SQLC<text:alphabetical-index-mark-end text:id="IMark58345496"/><text:alphabetical-index-mark-end text:id="IMark60035720"/>.</text:p>
      <text:p text:style-name="P35"/>
      <text:p text:style-name="P36">This <text:alphabetical-index-mark-start text:id="IMark54471880"/>system<text:alphabetical-index-mark-end text:id="IMark54471880"/> prov<text:alphabetical-index-mark-start text:id="IMark36288392"/>es<text:alphabetical-index-mark-end text:id="IMark36288392"/> that it is possible to use a relational database in conjunction with OSFS modul<text:alphabetical-index-mark-start text:id="IMark58976024"/>es<text:alphabetical-index-mark-end text:id="IMark58976024"/>; now the sky is the limit as to what can be achieved, and the b<text:alphabetical-index-mark-start text:id="IMark60493512"/>es<text:alphabetical-index-mark-end text:id="IMark60493512"/>t part is that using <text:alphabetical-index-mark-start text:id="IMark56589592"/>SQL<text:alphabetical-index-mark-end text:id="IMark56589592"/> any table of any database used in suh a fashion can be lined to any other using just <text:alphabetical-index-mark-start text:id="IMark59009400"/>SQL<text:alphabetical-index-mark-end text:id="IMark59009400"/> queri<text:alphabetical-index-mark-start text:id="IMark61643032"/>es<text:alphabetical-index-mark-end text:id="IMark61643032"/>, with no need for other interface methods.</text:p>
      <text:p text:style-name="P36"/>
      <text:p text:style-name="P36"/>
      <text:h text:style-name="Heading_20_3" text:outline-level="3"><text:bookmark-start text:name="__RefHeading___Toc1659_964193841"/>3.3. Additional <text:alphabetical-index-mark-start text:id="IMark58058536"/>AIE<text:alphabetical-index-mark-end text:id="IMark58058536"/> <text:alphabetical-index-mark-start text:id="IMark56509816"/>function<text:alphabetical-index-mark-end text:id="IMark56509816"/>s for <text:alphabetical-index-mark-start text:id="IMark58493320"/><text:alphabetical-index-mark-start text:id="IMark54125624"/>SQLC<text:alphabetical-index-mark-end text:id="IMark54125624"/><text:alphabetical-index-mark-end text:id="IMark58493320"/>.<text:bookmark-end text:name="__RefHeading___Toc1659_964193841"/></text:h>
      <text:p text:style-name="P37"/>
      <text:p text:style-name="P37">So far <text:alphabetical-index-mark-start text:id="IMark57601688"/><text:alphabetical-index-mark-start text:id="IMark57589880"/>SQLC<text:alphabetical-index-mark-end text:id="IMark57589880"/><text:alphabetical-index-mark-end text:id="IMark57601688"/> provid<text:alphabetical-index-mark-start text:id="IMark61633080"/>es<text:alphabetical-index-mark-end text:id="IMark61633080"/> basic acc<text:alphabetical-index-mark-start text:id="IMark59302248"/>es<text:alphabetical-index-mark-end text:id="IMark59302248"/>s and <text:alphabetical-index-mark-start text:id="IMark55396344"/>function<text:alphabetical-index-mark-end text:id="IMark55396344"/>ality <text:s/>to interact with <text:alphabetical-index-mark-start text:id="IMark59049512"/>DGIIIAI<text:alphabetical-index-mark-end text:id="IMark59049512"/>. There is nothing that forbids putting more specialized <text:alphabetical-index-mark-start text:id="IMark59170840"/>function<text:alphabetical-index-mark-end text:id="IMark59170840"/> on the current <text:alphabetical-index-mark-start text:id="IMark56209304"/>MFD<text:alphabetical-index-mark-end text:id="IMark56209304"/>.</text:p>
      <text:p text:style-name="P35"/>
      <text:p text:style-name="P35"/>
      <text:p text:style-name="P5"/>
      <text:p text:style-name="P5"/>
      <text:h text:style-name="P54" text:outline-level="1"><text:bookmark-start text:name="__RefHeading___Toc72868_673741182"/>4. <text:alphabetical-index-mark-start text:id="IMark56961272"/><text:alphabetical-index-mark-start text:id="IMark56231000"/>Expert<text:alphabetical-index-mark-end text:id="IMark56231000"/><text:alphabetical-index-mark-end text:id="IMark56961272"/> <text:alphabetical-index-mark-start text:id="IMark59009400"/><text:alphabetical-index-mark-start text:id="IMark61643032"/>system<text:bookmark-end text:name="__RefHeading___Toc72868_673741182"/><text:alphabetical-index-mark-end text:id="IMark61643032"/><text:alphabetical-index-mark-end text:id="IMark59009400"/></text:h>
      <text:p text:style-name="P5"/>
      <text:p text:style-name="P15"><text:alphabetical-index-mark-start text:id="IMark58976024"/><text:alphabetical-index-mark-start text:id="IMark36288392"/>SQLC<text:alphabetical-index-mark-end text:id="IMark36288392"/><text:alphabetical-index-mark-end text:id="IMark58976024"/> was d<text:alphabetical-index-mark-start text:id="IMark54471880"/>es<text:alphabetical-index-mark-end text:id="IMark54471880"/>igned to work as an onboard interface to DGIIAI’s <text:alphabetical-index-mark-start text:id="IMark58214744"/>expert<text:alphabetical-index-mark-end text:id="IMark58214744"/> <text:alphabetical-index-mark-start text:id="IMark56207384"/>system<text:alphabetical-index-mark-end text:id="IMark56207384"/>; <text:span text:style-name="T9">it do</text:span><text:alphabetical-index-mark-start text:id="IMark54383912"/><text:span text:style-name="T9">es</text:span><text:alphabetical-index-mark-end text:id="IMark54383912"/><text:span text:style-name="T9"> not work as an independent </text:span><text:alphabetical-index-mark-start text:id="IMark57583528"/><text:span text:style-name="T9">MFD</text:span><text:alphabetical-index-mark-end text:id="IMark57583528"/>. </text:p>
      <text:p text:style-name="P15"/>
      <text:p text:style-name="P15">It is not the scope of this document to d<text:alphabetical-index-mark-start text:id="IMark58058536"/>es<text:alphabetical-index-mark-end text:id="IMark58058536"/>cribe the characteristics of the <text:alphabetical-index-mark-start text:id="IMark55393048"/>AIE<text:alphabetical-index-mark-end text:id="IMark55393048"/> of the intelligent Delta Glider, so for details on that matter you should read the file ~/docs/<text:alphabetical-index-mark-start text:id="IMark36290872"/>DGIIIAI<text:alphabetical-index-mark-end text:id="IMark36290872"/>/<text:alphabetical-index-mark-start text:id="IMark61074360"/>DGIIIAI<text:alphabetical-index-mark-end text:id="IMark61074360"/>.pdf <text:span text:style-name="T30">and it is recommendable that you become at least acquainted with that document before attempting to use this module.</text:span></text:p>
      <text:p text:style-name="P14"/>
      <text:p text:style-name="P16">What <text:alphabetical-index-mark-start text:id="IMark61633080"/><text:alphabetical-index-mark-start text:id="IMark57601688"/>SQLC<text:alphabetical-index-mark-end text:id="IMark57601688"/><text:alphabetical-index-mark-end text:id="IMark61633080"/> allows the user to do is to <text:alphabetical-index-mark-start text:id="IMark57589880"/>send<text:alphabetical-index-mark-end text:id="IMark57589880"/> commands to the <text:alphabetical-index-mark-start text:id="IMark60635096"/>AIE<text:alphabetical-index-mark-end text:id="IMark60635096"/> in different ways like raw <text:alphabetical-index-mark-start text:id="IMark58345496"/>SQL<text:alphabetical-index-mark-end text:id="IMark58345496"/> instructions, specialized calls to %mode% facts, <text:alphabetical-index-mark-start text:id="IMark60021272"/><text:span text:style-name="T30">program</text:span><text:alphabetical-index-mark-end text:id="IMark60021272"/><text:span text:style-name="T30"> loading and unloading</text:span> and calls to facts using the fact <text:alphabetical-index-mark-start text:id="IMark60452536"/>Item<text:alphabetical-index-mark-end text:id="IMark60452536"/> and <text:alphabetical-index-mark-start text:id="IMark60035720"/>Value<text:alphabetical-index-mark-end text:id="IMark60035720"/> fields.</text:p>
      <text:p text:style-name="P16"/>
      <text:p text:style-name="P31">In this way, it should be regarded as the user interface for the <text:alphabetical-index-mark-start text:id="IMark61643032"/>AIE<text:alphabetical-index-mark-end text:id="IMark61643032"/> of the <text:alphabetical-index-mark-start text:id="IMark59009400"/>DGIIIAI<text:alphabetical-index-mark-end text:id="IMark59009400"/> project, being <text:alphabetical-index-mark-start text:id="IMark56961272"/>es<text:alphabetical-index-mark-end text:id="IMark56961272"/>sentially an interface to Sqlite3 databas<text:alphabetical-index-mark-start text:id="IMark56231000"/>es<text:alphabetical-index-mark-end text:id="IMark56231000"/> and specifically, those used on <text:alphabetical-index-mark-start text:id="IMark55722360"/>DGIIIAI<text:alphabetical-index-mark-end text:id="IMark55722360"/>.</text:p>
      <text:p text:style-name="P31"/>
      <text:p text:style-name="P31">You can also acc<text:alphabetical-index-mark-start text:id="IMark58214744"/>es<text:alphabetical-index-mark-end text:id="IMark58214744"/>s the databas<text:alphabetical-index-mark-start text:id="IMark54471880"/>es<text:alphabetical-index-mark-end text:id="IMark54471880"/> used by <text:alphabetical-index-mark-start text:id="IMark58976024"/>DGIIIAI<text:alphabetical-index-mark-end text:id="IMark58976024"/> and <text:alphabetical-index-mark-start text:id="IMark36288392"/><text:alphabetical-index-mark-start text:id="IMark27878552"/>SQLC<text:alphabetical-index-mark-end text:id="IMark27878552"/><text:alphabetical-index-mark-end text:id="IMark36288392"/> by means of any Sqlite3 compatible database manager or editor, but <text:alphabetical-index-mark-start text:id="IMark54383912"/><text:alphabetical-index-mark-start text:id="IMark54125624"/>SQLC<text:alphabetical-index-mark-end text:id="IMark54125624"/><text:alphabetical-index-mark-end text:id="IMark54383912"/> provid<text:alphabetical-index-mark-start text:id="IMark57583528"/>es<text:alphabetical-index-mark-end text:id="IMark57583528"/> some conv<text:span text:style-name="T39">en</text:span>ience <text:alphabetical-index-mark-start text:id="IMark56509816"/>function<text:alphabetical-index-mark-end text:id="IMark56509816"/>s to do so from within an OSFS s<text:alphabetical-index-mark-start text:id="IMark58493320"/>es<text:alphabetical-index-mark-end text:id="IMark58493320"/>sion.</text:p>
      <text:p text:style-name="P5"/>
      <text:p text:style-name="P5"/>
      <text:p text:style-name="P5"/>
      <text:h text:style-name="P54" text:outline-level="1"><text:bookmark-start text:name="__RefHeading___Toc72870_673741182"/>5. Use<text:bookmark-end text:name="__RefHeading___Toc72870_673741182"/></text:h>
      <text:p text:style-name="P5"/>
      <text:h text:style-name="Heading_20_2" text:outline-level="2"><text:bookmark-start text:name="__RefHeading___Toc1073_964193841"/>5.1. Installation<text:bookmark-end text:name="__RefHeading___Toc1073_964193841"/></text:h>
      <text:p text:style-name="P21"/>
      <text:p text:style-name="P13"><text:alphabetical-index-mark-start text:id="IMark60644008"/><text:alphabetical-index-mark-start text:id="IMark60021272"/>SQLC<text:alphabetical-index-mark-end text:id="IMark60021272"/><text:alphabetical-index-mark-end text:id="IMark60644008"/> installs in a similar way that other similar modul<text:alphabetical-index-mark-start text:id="IMark60452536"/>es<text:alphabetical-index-mark-end text:id="IMark60452536"/> <text:span text:style-name="T10">to ~/modul</text:span><text:alphabetical-index-mark-start text:id="IMark60035720"/><text:span text:style-name="T10">es</text:span><text:alphabetical-index-mark-end text:id="IMark60035720"/><text:span text:style-name="T10">/</text:span><text:alphabetical-index-mark-start text:id="IMark59420024"/><text:span text:style-name="T10">plug</text:span><text:alphabetical-index-mark-end text:id="IMark59420024"/><text:span text:style-name="T10">in</text:span>, but in addition to the file <text:alphabetical-index-mark-start text:id="IMark61715176"/><text:alphabetical-index-mark-start text:id="IMark47374376"/>SQLC<text:alphabetical-index-mark-end text:id="IMark47374376"/><text:alphabetical-index-mark-end text:id="IMark61715176"/>.dll and its corr<text:alphabetical-index-mark-start text:id="IMark56231000"/>es<text:alphabetical-index-mark-end text:id="IMark56231000"/>ponding docs, it also installs a database in ~/databas<text:alphabetical-index-mark-start text:id="IMark55722360"/>es<text:alphabetical-index-mark-end text:id="IMark55722360"/>/<text:alphabetical-index-mark-start text:id="IMark56961272"/><text:alphabetical-index-mark-start text:id="IMark59009400"/>SQLC<text:alphabetical-index-mark-end text:id="IMark59009400"/><text:alphabetical-index-mark-end text:id="IMark56961272"/>. It also requir<text:alphabetical-index-mark-start text:id="IMark61643032"/>es<text:alphabetical-index-mark-end text:id="IMark61643032"/> that ~/databas<text:alphabetical-index-mark-start text:id="IMark60493512"/>es<text:alphabetical-index-mark-end text:id="IMark60493512"/>/<text:alphabetical-index-mark-start text:id="IMark56207384"/>DGIIIAI<text:alphabetical-index-mark-end text:id="IMark56207384"/>/<text:alphabetical-index-mark-start text:id="IMark56589592"/>DGIIIAI<text:alphabetical-index-mark-end text:id="IMark56589592"/>.db is installed.</text:p>
      <text:p text:style-name="P5"/>
      <text:p text:style-name="P5"/>
      <text:h text:style-name="Heading_20_2" text:outline-level="2"><text:bookmark-start text:name="__RefHeading___Toc1075_964193841"/>5.2. <text:alphabetical-index-mark-start text:id="IMark58976024"/>Function<text:alphabetical-index-mark-end text:id="IMark58976024"/>s<text:bookmark-end text:name="__RefHeading___Toc1075_964193841"/></text:h>
      <text:p text:style-name="P22"/>
      <text:h text:style-name="Heading_20_3" text:outline-level="3"><text:bookmark-start text:name="__RefHeading___Toc1077_964193841"/>5.2.1. [<text:alphabetical-index-mark-start text:id="IMark58493320"/>DB<text:alphabetical-index-mark-end text:id="IMark58493320"/>]<text:bookmark-end text:name="__RefHeading___Toc1077_964193841"/></text:h>
      <text:p text:style-name="P23"/>
      <text:p text:style-name="P23">Database. <text:span text:style-name="T11">Lets the user </text:span><text:alphabetical-index-mark-start text:id="IMark59049512"/><text:span text:style-name="T11">connect</text:span><text:alphabetical-index-mark-end text:id="IMark59049512"/><text:span text:style-name="T11"> to a specific database. With the </text:span><text:span text:style-name="T13">[</text:span><text:alphabetical-index-mark-start text:id="IMark59170840"/><text:span text:style-name="T13">DB</text:span><text:alphabetical-index-mark-end text:id="IMark59170840"/><text:span text:style-name="T13">]</text:span><text:span text:style-name="T11"> </text:span><text:alphabetical-index-mark-start text:id="IMark56209304"/><text:span text:style-name="T11">function</text:span><text:alphabetical-index-mark-end text:id="IMark56209304"/><text:span text:style-name="T11"> the user can switch between </text:span><text:alphabetical-index-mark-start text:id="IMark59302248"/><text:span text:style-name="T11">DGIIIAI</text:span><text:alphabetical-index-mark-end text:id="IMark59302248"/><text:span text:style-name="T11"> and </text:span><text:alphabetical-index-mark-start text:id="IMark55396344"/><text:alphabetical-index-mark-start text:id="IMark55129704"/><text:span text:style-name="T11">SQLC</text:span><text:alphabetical-index-mark-end text:id="IMark55129704"/><text:alphabetical-index-mark-end text:id="IMark55396344"/><text:span text:style-name="T11"> databas</text:span><text:alphabetical-index-mark-start text:id="IMark55998072"/><text:span text:style-name="T11">es</text:span><text:alphabetical-index-mark-end text:id="IMark55998072"/><text:span text:style-name="T11">.</text:span></text:p>
      <text:p text:style-name="P23"/>
      <text:h text:style-name="Heading_20_3" text:outline-level="3"/>
      <text:h text:style-name="Heading_20_3" text:outline-level="3"><text:bookmark-start text:name="__RefHeading___Toc1079_964193841"/>5.2.2. [<text:alphabetical-index-mark-start text:id="IMark56207384"/>CON<text:alphabetical-index-mark-end text:id="IMark56207384"/>]<text:bookmark-end text:name="__RefHeading___Toc1079_964193841"/></text:h>
      <text:p text:style-name="P23"/>
      <text:p text:style-name="P23"><text:alphabetical-index-mark-start text:id="IMark59009400"/>Connect<text:alphabetical-index-mark-end text:id="IMark59009400"/>. <text:span text:style-name="T25">Execute the </text:span><text:alphabetical-index-mark-start text:id="IMark55722360"/><text:span text:style-name="T25">connect</text:span><text:alphabetical-index-mark-end text:id="IMark55722360"/><text:span text:style-name="T25">ion to the database whose name was entered with the </text:span><text:span text:style-name="T14">[</text:span><text:alphabetical-index-mark-start text:id="IMark56231000"/><text:span text:style-name="T14">DB</text:span><text:alphabetical-index-mark-end text:id="IMark56231000"/><text:span text:style-name="T14">]</text:span><text:span text:style-name="T25"> </text:span><text:alphabetical-index-mark-start text:id="IMark61715176"/><text:span text:style-name="T25">function</text:span><text:alphabetical-index-mark-end text:id="IMark61715176"/><text:span text:style-name="T25"> and dialog.</text:span></text:p>
      <text:p text:style-name="P23"/>
      <text:p text:style-name="P23"/>
      <text:h text:style-name="Heading_20_3" text:outline-level="3"><text:bookmark-start text:name="__RefHeading___Toc1081_964193841"/>5.2.3. [<text:alphabetical-index-mark-start text:id="IMark36290872"/>DIS<text:alphabetical-index-mark-end text:id="IMark36290872"/>]<text:bookmark-end text:name="__RefHeading___Toc1081_964193841"/></text:h>
      <text:p text:style-name="P23"/>
      <text:p text:style-name="P23"><text:alphabetical-index-mark-start text:id="IMark58345496"/>Dis<text:alphabetical-index-mark-start text:id="IMark59049512"/>connect<text:alphabetical-index-mark-end text:id="IMark59049512"/><text:alphabetical-index-mark-end text:id="IMark58345496"/>. <text:alphabetical-index-mark-start text:id="IMark60635096"/><text:span text:style-name="T26">Dis</text:span><text:alphabetical-index-mark-start text:id="IMark57589880"/><text:span text:style-name="T26">connect</text:span><text:alphabetical-index-mark-end text:id="IMark57589880"/><text:alphabetical-index-mark-end text:id="IMark60635096"/><text:span text:style-name="T26">s the </text:span><text:alphabetical-index-mark-start text:id="IMark59170840"/><text:span text:style-name="T26">MFD</text:span><text:alphabetical-index-mark-end text:id="IMark59170840"/><text:span text:style-name="T26"> from the currently </text:span><text:alphabetical-index-mark-start text:id="IMark57601688"/><text:span text:style-name="T26">connect</text:span><text:alphabetical-index-mark-end text:id="IMark57601688"/><text:span text:style-name="T26">ed database. </text:span></text:p>
      <text:p text:style-name="P23"/>
      <text:p text:style-name="P23"/>
      <text:h text:style-name="Heading_20_3" text:outline-level="3"><text:bookmark-start text:name="__RefHeading___Toc1083_964193841"/><text:soft-page-break/>5.2.4. [<text:alphabetical-index-mark-start text:id="IMark57583528"/>SQL<text:alphabetical-index-mark-end text:id="IMark57583528"/>]<text:bookmark-end text:name="__RefHeading___Toc1083_964193841"/></text:h>
      <text:p text:style-name="P23"/>
      <text:p text:style-name="P23"><text:alphabetical-index-mark-start text:id="IMark56207384"/>SQL<text:alphabetical-index-mark-end text:id="IMark56207384"/> query. <text:span text:style-name="T26">Allows the user to enter a full </text:span><text:alphabetical-index-mark-start text:id="IMark60493512"/><text:span text:style-name="T26">SQL</text:span><text:alphabetical-index-mark-end text:id="IMark60493512"/><text:span text:style-name="T26"> query as a string using a dialog. </text:span></text:p>
      <text:p text:style-name="P23"/>
      <text:p text:style-name="P23"/>
      <text:h text:style-name="Heading_20_3" text:outline-level="3"><text:bookmark-start text:name="__RefHeading___Toc1085_964193841"/>5.2.5. [<text:alphabetical-index-mark-start text:id="IMark27878552"/>MON<text:alphabetical-index-mark-end text:id="IMark27878552"/>]<text:bookmark-end text:name="__RefHeading___Toc1085_964193841"/></text:h>
      <text:p text:style-name="P23"/>
      <text:p text:style-name="P24">Mode on. <text:span text:style-name="T40">Sets a mode – say, for the sake of an example, </text:span><text:span text:style-name="T36">mode_crs</text:span><text:span text:style-name="T40"> - specified by the user on, which equat</text:span><text:alphabetical-index-mark-start text:id="IMark58976024"/><text:span text:style-name="T40">es</text:span><text:alphabetical-index-mark-end text:id="IMark58976024"/><text:span text:style-name="T40"> to </text:span><text:alphabetical-index-mark-start text:id="IMark56226696"/><text:span text:style-name="T40">send</text:span><text:alphabetical-index-mark-end text:id="IMark56226696"/><text:span text:style-name="T40">ing to the </text:span><text:alphabetical-index-mark-start text:id="IMark56509816"/><text:span text:style-name="T40">AIE</text:span><text:alphabetical-index-mark-end text:id="IMark56509816"/><text:span text:style-name="T40"> the </text:span><text:alphabetical-index-mark-start text:id="IMark58493320"/><text:span text:style-name="T40">SQL</text:span><text:alphabetical-index-mark-end text:id="IMark58493320"/><text:span text:style-name="T40"> query </text:span><text:span text:style-name="T36">UPDATE sde_facts SET </text:span><text:alphabetical-index-mark-start text:id="IMark36290872"/><text:span text:style-name="T36">Value</text:span><text:alphabetical-index-mark-end text:id="IMark36290872"/><text:span text:style-name="T36"> = 1 WHERE </text:span><text:alphabetical-index-mark-start text:id="IMark61074360"/><text:span text:style-name="T36">Item</text:span><text:alphabetical-index-mark-end text:id="IMark61074360"/><text:span text:style-name="T36"> = 'mode_crs'</text:span></text:p>
      <text:p text:style-name="P23"/>
      <text:p text:style-name="P25"><text:span text:style-name="T40">Once you pr</text:span><text:alphabetical-index-mark-start text:id="IMark55396344"/><text:span text:style-name="T40">es</text:span><text:alphabetical-index-mark-end text:id="IMark55396344"/><text:span text:style-name="T40">s [</text:span><text:alphabetical-index-mark-start text:id="IMark59302248"/><text:span text:style-name="T40">MON</text:span><text:alphabetical-index-mark-end text:id="IMark59302248"/><text:span text:style-name="T40">], a dialog appears and you have to enter the mode name that you want to activate, just by entering its name without the first part comprised of the substring </text:span><text:span text:style-name="T36">‘mode_’</text:span><text:span text:style-name="T40">. For example, instead of entering </text:span><text:span text:style-name="T36">‘mode_crs’</text:span><text:span text:style-name="T40"> you will have to </text:span><text:alphabetical-index-mark-start text:id="IMark55998072"/><text:span text:style-name="T40">input</text:span><text:alphabetical-index-mark-end text:id="IMark55998072"/><text:span text:style-name="T40"> </text:span><text:span text:style-name="T36">‘crs’</text:span><text:span text:style-name="T40">.</text:span></text:p>
      <text:p text:style-name="P25"/>
      <text:p text:style-name="P23"/>
      <text:h text:style-name="Heading_20_3" text:outline-level="3"><text:bookmark-start text:name="__RefHeading___Toc1087_964193841"/>5.2.6. [<text:alphabetical-index-mark-start text:id="IMark47374376"/>MOF<text:alphabetical-index-mark-end text:id="IMark47374376"/>]<text:bookmark-end text:name="__RefHeading___Toc1087_964193841"/></text:h>
      <text:p text:style-name="P23"/>
      <text:p text:style-name="P23">Mode off. <text:span text:style-name="T40">This performs the same query as </text:span><text:span text:style-name="T18">[</text:span><text:alphabetical-index-mark-start text:id="IMark56231000"/><text:span text:style-name="T18">MON</text:span><text:alphabetical-index-mark-end text:id="IMark56231000"/><text:span text:style-name="T18">]</text:span><text:span text:style-name="T40"> except that it </text:span><text:alphabetical-index-mark-start text:id="IMark61715176"/><text:span text:style-name="T40">send</text:span><text:alphabetical-index-mark-end text:id="IMark61715176"/><text:span text:style-name="T40">s </text:span><text:alphabetical-index-mark-start text:id="IMark27878552"/><text:span text:style-name="T36">Value</text:span><text:alphabetical-index-mark-end text:id="IMark27878552"/><text:span text:style-name="T36"> = 0</text:span><text:span text:style-name="T40"> instead of </text:span><text:alphabetical-index-mark-start text:id="IMark54471880"/><text:span text:style-name="T36">Value</text:span><text:alphabetical-index-mark-end text:id="IMark54471880"/><text:span text:style-name="T36"> = 1</text:span><text:span text:style-name="T40">. <text:s/>Once you pr</text:span><text:alphabetical-index-mark-start text:id="IMark58214744"/><text:span text:style-name="T40">es</text:span><text:alphabetical-index-mark-end text:id="IMark58214744"/><text:span text:style-name="T40">s </text:span><text:span text:style-name="T18">[</text:span><text:alphabetical-index-mark-start text:id="IMark36288392"/><text:span text:style-name="T18">MOF</text:span><text:alphabetical-index-mark-end text:id="IMark36288392"/><text:span text:style-name="T18">]</text:span><text:span text:style-name="T40">, a dialog appears and you have to enter the mode name that you want to deactivate, just by entering its name without the first part comprised of the substring </text:span><text:span text:style-name="T36">‘mode_’</text:span><text:span text:style-name="T40">. For example, instead of entering </text:span><text:span text:style-name="T36">‘mode_crs’</text:span><text:span text:style-name="T40"> you will have to </text:span><text:alphabetical-index-mark-start text:id="IMark58058536"/><text:span text:style-name="T40">input</text:span><text:alphabetical-index-mark-end text:id="IMark58058536"/><text:span text:style-name="T40"> </text:span><text:span text:style-name="T41">‘crs’</text:span><text:span text:style-name="T40">.</text:span></text:p>
      <text:p text:style-name="P23"/>
      <text:p text:style-name="P42">Notice that <text:span text:style-name="T12">[</text:span><text:alphabetical-index-mark-start text:id="IMark60021272"/><text:span text:style-name="T12">MOF</text:span><text:alphabetical-index-mark-end text:id="IMark60021272"/><text:span text:style-name="T12">]</text:span> <text:span text:style-name="T42">and other similar activation or deactivation </text:span><text:alphabetical-index-mark-start text:id="IMark57583528"/><text:span text:style-name="T42">function</text:span><text:alphabetical-index-mark-end text:id="IMark57583528"/><text:span text:style-name="T42">s </text:span>allow you to <text:alphabetical-index-mark-start text:id="IMark55998072"/>send<text:alphabetical-index-mark-end text:id="IMark55998072"/> a full <text:alphabetical-index-mark-start text:id="IMark59420024"/>SQL<text:alphabetical-index-mark-end text:id="IMark59420024"/> query just by pr<text:alphabetical-index-mark-start text:id="IMark60035720"/>es<text:alphabetical-index-mark-end text:id="IMark60035720"/>sing the corr<text:alphabetical-index-mark-start text:id="IMark56589592"/>es<text:alphabetical-index-mark-end text:id="IMark56589592"/>ponding button, writing and abbreviated version of the mode name (with no<text:span text:style-name="T35"> ‘mode_’</text:span> part), saving time and trouble, but you can <text:alphabetical-index-mark-start text:id="IMark56961272"/>send<text:alphabetical-index-mark-end text:id="IMark56961272"/> the same query using <text:span text:style-name="T12">[</text:span><text:alphabetical-index-mark-start text:id="IMark56207384"/><text:span text:style-name="T12">SQL</text:span><text:alphabetical-index-mark-end text:id="IMark56207384"/><text:span text:style-name="T12">]</text:span> if you like.</text:p>
      <text:p text:style-name="P42"/>
      <text:p text:style-name="P42"/>
      <text:h text:style-name="Heading_20_3" text:outline-level="3"><text:bookmark-start text:name="__RefHeading___Toc1089_964193841"/>5.2.7. [<text:alphabetical-index-mark-start text:id="IMark56509816"/>PON<text:alphabetical-index-mark-end text:id="IMark56509816"/>]<text:bookmark-end text:name="__RefHeading___Toc1089_964193841"/></text:h>
      <text:p text:style-name="P23"/>
      <text:p text:style-name="P23"><text:alphabetical-index-mark-start text:id="IMark36290872"/>Program<text:alphabetical-index-mark-end text:id="IMark36290872"/> on. <text:span text:style-name="T19">[</text:span><text:alphabetical-index-mark-start text:id="IMark59049512"/><text:span text:style-name="T19">PON</text:span><text:alphabetical-index-mark-end text:id="IMark59049512"/><text:span text:style-name="T19">]</text:span><text:span text:style-name="T43"> and its companion </text:span><text:span text:style-name="T19">[</text:span><text:alphabetical-index-mark-start text:id="IMark54471880"/><text:span text:style-name="T19">POF</text:span><text:alphabetical-index-mark-end text:id="IMark54471880"/><text:span text:style-name="T19">]</text:span><text:span text:style-name="T43"> work in a similar fashion to </text:span><text:span text:style-name="T19">[</text:span><text:alphabetical-index-mark-start text:id="IMark61633080"/><text:span text:style-name="T19">MON</text:span><text:alphabetical-index-mark-end text:id="IMark61633080"/><text:span text:style-name="T19">]</text:span><text:span text:style-name="T43"> and </text:span><text:span text:style-name="T19">[</text:span><text:alphabetical-index-mark-start text:id="IMark61074360"/><text:span text:style-name="T19">MOF</text:span><text:alphabetical-index-mark-end text:id="IMark61074360"/><text:span text:style-name="T19">]</text:span><text:span text:style-name="T43"> but </text:span><text:soft-page-break/><text:span text:style-name="T43">instead of activating and deactivating mod</text:span><text:alphabetical-index-mark-start text:id="IMark58214744"/><text:span text:style-name="T43">es</text:span><text:alphabetical-index-mark-end text:id="IMark58214744"/><text:span text:style-name="T43">, they load and unload </text:span><text:alphabetical-index-mark-start text:id="IMark60635096"/><text:span text:style-name="T43">program</text:span><text:alphabetical-index-mark-end text:id="IMark60635096"/><text:span text:style-name="T43">s from table </text:span><text:span text:style-name="T37">sde_prg_rul</text:span><text:alphabetical-index-mark-start text:id="IMark36288392"/><text:span text:style-name="T37">es</text:span><text:alphabetical-index-mark-end text:id="IMark36288392"/><text:span text:style-name="T43"> to </text:span><text:span text:style-name="T37">sde_rul</text:span><text:alphabetical-index-mark-start text:id="IMark59170840"/><text:span text:style-name="T37">es</text:span><text:alphabetical-index-mark-end text:id="IMark59170840"/><text:span text:style-name="T43">.</text:span></text:p>
      <text:p text:style-name="P23"/>
      <text:p text:style-name="P43">Normally this proc<text:alphabetical-index-mark-start text:id="IMark54125624"/>es<text:alphabetical-index-mark-end text:id="IMark54125624"/>s is performed by the <text:alphabetical-index-mark-start text:id="IMark61304104"/>AIE<text:alphabetical-index-mark-end text:id="IMark61304104"/> itself, but in some circumstanc<text:alphabetical-index-mark-start text:id="IMark56207384"/>es<text:alphabetical-index-mark-end text:id="IMark56207384"/> you may want to control that proc<text:alphabetical-index-mark-start text:id="IMark54383912"/>es<text:alphabetical-index-mark-end text:id="IMark54383912"/>s yourself.</text:p>
      <text:p text:style-name="P43"/>
      <text:p text:style-name="P43">When you pr<text:alphabetical-index-mark-start text:id="IMark55393048"/>es<text:alphabetical-index-mark-end text:id="IMark55393048"/>s <text:span text:style-name="T12">[</text:span><text:alphabetical-index-mark-start text:id="IMark56231000"/><text:span text:style-name="T12">MON</text:span><text:alphabetical-index-mark-end text:id="IMark56231000"/><text:span text:style-name="T12">]</text:span> a dialog appears and you have to enter only the numbers that corr<text:alphabetical-index-mark-start text:id="IMark56226696"/>es<text:alphabetical-index-mark-end text:id="IMark56226696"/>pond to the <text:alphabetical-index-mark-start text:id="IMark58493320"/>program<text:alphabetical-index-mark-end text:id="IMark58493320"/> number and version that you want to load, without the string <text:span text:style-name="T35">‘prg’</text:span>. For example, if you want to load <text:alphabetical-index-mark-start text:id="IMark56509816"/>program<text:alphabetical-index-mark-end text:id="IMark56509816"/> <text:span text:style-name="T35">‘prg43.2’</text:span> you only have to <text:alphabetical-index-mark-start text:id="IMark58345496"/>input<text:alphabetical-index-mark-end text:id="IMark58345496"/> <text:span text:style-name="T35">‘43.2’</text:span>.</text:p>
      <text:p text:style-name="P23"/>
      <text:p text:style-name="P23"/>
      <text:p text:style-name="P23"/>
      <text:h text:style-name="Heading_20_3" text:outline-level="3"><text:bookmark-start text:name="__RefHeading___Toc1091_964193841"/>5.2.8. [<text:alphabetical-index-mark-start text:id="IMark61633080"/>POF<text:alphabetical-index-mark-end text:id="IMark61633080"/>]<text:bookmark-end text:name="__RefHeading___Toc1091_964193841"/></text:h>
      <text:p text:style-name="P23"/>
      <text:p text:style-name="P23"><text:alphabetical-index-mark-start text:id="IMark61643032"/>Program<text:alphabetical-index-mark-end text:id="IMark61643032"/> off. <text:span text:style-name="T44">Performs the opposite operation to that of </text:span><text:span text:style-name="T20">[</text:span><text:alphabetical-index-mark-start text:id="IMark60021272"/><text:span text:style-name="T20">PON</text:span><text:alphabetical-index-mark-end text:id="IMark60021272"/><text:span text:style-name="T20">]</text:span><text:span text:style-name="T44">. </text:span></text:p>
      <text:p text:style-name="P23"/>
      <text:p text:style-name="P23"/>
      <text:h text:style-name="Heading_20_3" text:outline-level="3"><text:bookmark-start text:name="__RefHeading___Toc1093_964193841"/>5.2.9. [<text:alphabetical-index-mark-start text:id="IMark56961272"/>ITM<text:alphabetical-index-mark-end text:id="IMark56961272"/>]<text:bookmark-end text:name="__RefHeading___Toc1093_964193841"/></text:h>
      <text:p text:style-name="P23"/>
      <text:p text:style-name="P23"><text:alphabetical-index-mark-start text:id="IMark54125624"/>Item<text:alphabetical-index-mark-end text:id="IMark54125624"/>. <text:span text:style-name="T45">This </text:span><text:alphabetical-index-mark-start text:id="IMark54153432"/><text:span text:style-name="T45">function</text:span><text:alphabetical-index-mark-end text:id="IMark54153432"/><text:span text:style-name="T45"> opens a dialog that lets you enter the </text:span><text:alphabetical-index-mark-start text:id="IMark58976024"/><text:span text:style-name="T38">Item</text:span><text:alphabetical-index-mark-end text:id="IMark58976024"/><text:span text:style-name="T45"> string that identifi</text:span><text:alphabetical-index-mark-start text:id="IMark55722360"/><text:span text:style-name="T45">es</text:span><text:alphabetical-index-mark-end text:id="IMark55722360"/><text:span text:style-name="T45"> a fact you want to operate with. For example, if you want to set manually a specific target heading for your ship during atmospheric </text:span><text:alphabetical-index-mark-start text:id="IMark55393048"/><text:span text:style-name="T45">flight</text:span><text:alphabetical-index-mark-end text:id="IMark55393048"/><text:span text:style-name="T45">, you will pr</text:span><text:alphabetical-index-mark-start text:id="IMark27878552"/><text:span text:style-name="T45">es</text:span><text:alphabetical-index-mark-end text:id="IMark27878552"/><text:span text:style-name="T45">s </text:span><text:span text:style-name="T21">[</text:span><text:alphabetical-index-mark-start text:id="IMark61715176"/><text:span text:style-name="T21">ITM</text:span><text:alphabetical-index-mark-end text:id="IMark61715176"/><text:span text:style-name="T21">]</text:span><text:span text:style-name="T45">, enter the string </text:span><text:span text:style-name="T38">‘tgt_hdg’</text:span><text:span text:style-name="T45"> and later use </text:span><text:span text:style-name="T21">[</text:span><text:alphabetical-index-mark-start text:id="IMark56231000"/><text:span text:style-name="T21">VAL</text:span><text:alphabetical-index-mark-end text:id="IMark56231000"/><text:span text:style-name="T21">]</text:span><text:span text:style-name="T45"> (see below) to enter the actual heading you want.</text:span></text:p>
      <text:p text:style-name="P23"/>
      <text:p text:style-name="P44">Always remember that <text:span text:style-name="T12">[</text:span><text:alphabetical-index-mark-start text:id="IMark60644008"/><text:span text:style-name="T12">ITM</text:span><text:alphabetical-index-mark-end text:id="IMark60644008"/><text:span text:style-name="T12">]</text:span> and <text:span text:style-name="T12">[</text:span><text:alphabetical-index-mark-start text:id="IMark61633080"/><text:span text:style-name="T12">VAL</text:span><text:alphabetical-index-mark-end text:id="IMark61633080"/><text:span text:style-name="T12">]</text:span> work together. You need to enter <text:alphabetical-index-mark-start text:id="IMark60452536"/>valu<text:alphabetical-index-mark-start text:id="IMark61074360"/>e<text:alphabetical-index-mark-end text:id="IMark60452536"/>s<text:alphabetical-index-mark-end text:id="IMark61074360"/> using both <text:alphabetical-index-mark-start text:id="IMark60493512"/>function<text:alphabetical-index-mark-end text:id="IMark60493512"/>s in order to alter a fact.</text:p>
      <text:p text:style-name="P23"/>
      <text:p text:style-name="P23"/>
      <text:h text:style-name="Heading_20_3" text:outline-level="3"><text:bookmark-start text:name="__RefHeading___Toc1095_964193841"/>5.2.10. [<text:alphabetical-index-mark-start text:id="IMark60035720"/>VAL<text:alphabetical-index-mark-end text:id="IMark60035720"/>]<text:bookmark-end text:name="__RefHeading___Toc1095_964193841"/></text:h>
      <text:p text:style-name="P23"/>
      <text:p text:style-name="P23"><text:alphabetical-index-mark-start text:id="IMark61304104"/>Value<text:alphabetical-index-mark-end text:id="IMark61304104"/>. <text:span text:style-name="T46">After entering the name of a fact that you want to operate with directly using [</text:span><text:alphabetical-index-mark-start text:id="IMark54383912"/><text:span text:style-name="T46">ITM</text:span><text:alphabetical-index-mark-end text:id="IMark54383912"/><text:span text:style-name="T46">], you need to give that fact a </text:span><text:alphabetical-index-mark-start text:id="IMark54125624"/><text:span text:style-name="T46">Value</text:span><text:alphabetical-index-mark-end text:id="IMark54125624"/><text:span text:style-name="T46">. This is what [</text:span><text:alphabetical-index-mark-start text:id="IMark36290872"/><text:span text:style-name="T46">VAL</text:span><text:alphabetical-index-mark-end text:id="IMark36290872"/><text:span text:style-name="T46">] is for. </text:span></text:p>
      <text:p text:style-name="P23"><text:soft-page-break/></text:p>
      <text:p text:style-name="P45">Once the dialog opens, you need to enter a number. Following with the example pr<text:alphabetical-index-mark-start text:id="IMark57589880"/>es<text:alphabetical-index-mark-end text:id="IMark57589880"/>ented in <text:span text:style-name="T12">[5.2.9.]</text:span>, once you entered <text:span text:style-name="T35">‘tgt_hdg’</text:span>, if you want your ship to turn to a 90 deg heading, you should pr<text:alphabetical-index-mark-start text:id="IMark61715176"/>es<text:alphabetical-index-mark-end text:id="IMark61715176"/>s <text:span text:style-name="T12">[</text:span><text:alphabetical-index-mark-start text:id="IMark56509816"/><text:span text:style-name="T12">VAL</text:span><text:alphabetical-index-mark-end text:id="IMark56509816"/><text:span text:style-name="T12">]</text:span> and enter <text:span text:style-name="T35">‘90’</text:span>.</text:p>
      <text:p text:style-name="P23"/>
      <text:p text:style-name="P23"/>
      <text:h text:style-name="Heading_20_3" text:outline-level="3"><text:bookmark-start text:name="__RefHeading___Toc1097_964193841"/>5.2.11. [<text:alphabetical-index-mark-start text:id="IMark60994360"/>EXE<text:alphabetical-index-mark-end text:id="IMark60994360"/>]<text:bookmark-end text:name="__RefHeading___Toc1097_964193841"/></text:h>
      <text:p text:style-name="P23"/>
      <text:p text:style-name="P23">Execute. <text:span text:style-name="T47">This is used to actually </text:span><text:alphabetical-index-mark-start text:id="IMark60021272"/><text:span text:style-name="T47">send</text:span><text:alphabetical-index-mark-end text:id="IMark60021272"/><text:span text:style-name="T47"> data to the </text:span><text:alphabetical-index-mark-start text:id="IMark61633080"/><text:span text:style-name="T47">AIE</text:span><text:alphabetical-index-mark-end text:id="IMark61633080"/><text:span text:style-name="T47">. Whenever yo use, for example, </text:span><text:span text:style-name="T22">[</text:span><text:alphabetical-index-mark-start text:id="IMark59009400"/><text:span text:style-name="T22">ITM</text:span><text:alphabetical-index-mark-end text:id="IMark59009400"/><text:span text:style-name="T22">]</text:span><text:span text:style-name="T47"> and </text:span><text:span text:style-name="T22">[</text:span><text:alphabetical-index-mark-start text:id="IMark61074360"/><text:span text:style-name="T22">VAL</text:span><text:alphabetical-index-mark-end text:id="IMark61074360"/><text:span text:style-name="T22">]</text:span><text:span text:style-name="T47">, that fact – changing data is not sent away to the </text:span><text:alphabetical-index-mark-start text:id="IMark60493512"/><text:span text:style-name="T47">AIE</text:span><text:alphabetical-index-mark-end text:id="IMark60493512"/><text:span text:style-name="T47"> right away but is kept in a buffer.</text:span></text:p>
      <text:p text:style-name="P23"/>
      <text:p text:style-name="P46">This giv<text:alphabetical-index-mark-start text:id="IMark54153432"/>es<text:alphabetical-index-mark-end text:id="IMark54153432"/> you time to enter data correctly without doing things in a hurry and confirming your intentions by pr<text:alphabetical-index-mark-start text:id="IMark54383912"/>es<text:alphabetical-index-mark-end text:id="IMark54383912"/>sing <text:span text:style-name="T12">[</text:span><text:alphabetical-index-mark-start text:id="IMark58976024"/><text:span text:style-name="T12">EXE</text:span><text:alphabetical-index-mark-end text:id="IMark58976024"/><text:span text:style-name="T12">]</text:span>. This <text:alphabetical-index-mark-start text:id="IMark54125624"/>send<text:alphabetical-index-mark-end text:id="IMark54125624"/>s the data and effectively clears the buffer.</text:p>
      <text:p text:style-name="P46"/>
      <text:p text:style-name="P46">Bear in mind that whenever you pr<text:alphabetical-index-mark-start text:id="IMark57589880"/>es<text:alphabetical-index-mark-end text:id="IMark57589880"/>s <text:span text:style-name="T12">[</text:span><text:alphabetical-index-mark-start text:id="IMark57601688"/><text:span text:style-name="T12">EXE</text:span><text:alphabetical-index-mark-end text:id="IMark57601688"/><text:span text:style-name="T12">]</text:span> you are <text:alphabetical-index-mark-start text:id="IMark58345496"/>send<text:alphabetical-index-mark-end text:id="IMark58345496"/>ing something to the <text:alphabetical-index-mark-start text:id="IMark61715176"/>AIE<text:alphabetical-index-mark-end text:id="IMark61715176"/>. What that something is depends on what is in the buffer at the time. So don’t pr<text:alphabetical-index-mark-start text:id="IMark59049512"/>es<text:alphabetical-index-mark-end text:id="IMark59049512"/>s <text:span text:style-name="T12">[</text:span><text:alphabetical-index-mark-start text:id="IMark58758120"/><text:span text:style-name="T12">EXE</text:span><text:alphabetical-index-mark-end text:id="IMark58758120"/><text:span text:style-name="T12">]</text:span> unl<text:alphabetical-index-mark-start text:id="IMark56509816"/>es<text:alphabetical-index-mark-end text:id="IMark56509816"/>s you mean it.</text:p>
      <text:p text:style-name="P5"/>
      <text:p text:style-name="P5"/>
      <text:h text:style-name="Heading_20_2" text:outline-level="2"><text:bookmark-start text:name="__RefHeading___Toc1099_964193841"/>5.3. <text:alphabetical-index-mark-start text:id="IMark60635096"/>Procedur<text:alphabetical-index-mark-start text:id="IMark60452536"/>e<text:alphabetical-index-mark-end text:id="IMark60635096"/>s<text:bookmark-end text:name="__RefHeading___Toc1099_964193841"/><text:alphabetical-index-mark-end text:id="IMark60452536"/></text:h>
      <text:p text:style-name="P27"/>
      <text:p text:style-name="P27">Th<text:alphabetical-index-mark-start text:id="IMark36288392"/>es<text:alphabetical-index-mark-end text:id="IMark36288392"/>e are some <text:alphabetical-index-mark-start text:id="IMark47374376"/>procedur<text:alphabetical-index-mark-start text:id="IMark59009400"/>e<text:alphabetical-index-mark-end text:id="IMark47374376"/>s<text:alphabetical-index-mark-end text:id="IMark59009400"/> that should be performed using the <text:alphabetical-index-mark-start text:id="IMark57583528"/>function<text:alphabetical-index-mark-end text:id="IMark57583528"/>s d<text:alphabetical-index-mark-start text:id="IMark59170840"/>es<text:alphabetical-index-mark-end text:id="IMark59170840"/>cribed in <text:span text:style-name="T12">[5.2.]</text:span></text:p>
      <text:p text:style-name="P27"><text:span text:style-name="T12"/></text:p>
      <text:h text:style-name="P55" text:outline-level="3"><text:bookmark-start text:name="__RefHeading___Toc1101_964193841"/>5.<text:span text:style-name="T28">3</text:span>.1. <text:alphabetical-index-mark-start text:id="IMark56207384"/><text:span text:style-name="T27">C</text:span>onnect<text:alphabetical-index-mark-end text:id="IMark56207384"/> to a database.<text:bookmark-end text:name="__RefHeading___Toc1101_964193841"/></text:h>
      <text:p text:style-name="P27"/>
      <text:p text:style-name="P27"><text:span text:style-name="T12">5.</text:span><text:span text:style-name="T16">3</text:span><text:span text:style-name="T12">.</text:span><text:span text:style-name="T16">1.</text:span><text:span text:style-name="T12">1.</text:span> Pr<text:alphabetical-index-mark-start text:id="IMark58493320"/>es<text:alphabetical-index-mark-end text:id="IMark58493320"/>s <text:span text:style-name="T12">[</text:span><text:alphabetical-index-mark-start text:id="IMark36290872"/><text:span text:style-name="T12">DB</text:span><text:alphabetical-index-mark-end text:id="IMark36290872"/><text:span text:style-name="T12">]</text:span> and wait for the dialog box to open.</text:p>
      <text:p text:style-name="P27"/>
      <text:p text:style-name="P27"/>
      <text:p text:style-name="P27"><text:span text:style-name="T12">5.</text:span><text:span text:style-name="T16">3.1.2.</text:span> On the dialog box write ‘<text:alphabetical-index-mark-start text:id="IMark58058536"/>DGIIIAI<text:alphabetical-index-mark-end text:id="IMark58058536"/>’ to <text:alphabetical-index-mark-start text:id="IMark55129704"/>connect<text:alphabetical-index-mark-end text:id="IMark55129704"/> to the <text:alphabetical-index-mark-start text:id="IMark58758120"/>DGIIIAI<text:alphabetical-index-mark-end text:id="IMark58758120"/>.db database or ‘<text:alphabetical-index-mark-start text:id="IMark54471880"/><text:alphabetical-index-mark-start text:id="IMark55396344"/>SQLC<text:alphabetical-index-mark-end text:id="IMark55396344"/><text:alphabetical-index-mark-end text:id="IMark54471880"/>’ to <text:alphabetical-index-mark-start text:id="IMark56509816"/>connect<text:alphabetical-index-mark-end text:id="IMark56509816"/> to <text:alphabetical-index-mark-start text:id="IMark61643032"/><text:alphabetical-index-mark-start text:id="IMark59302248"/>SQLC<text:alphabetical-index-mark-end text:id="IMark59302248"/><text:alphabetical-index-mark-end text:id="IMark61643032"/> database.</text:p>
      <text:p text:style-name="P26"/>
      <text:p text:style-name="P26"><text:soft-page-break/></text:p>
      <text:p text:style-name="P26"><text:span text:style-name="T15">5.3.1.3.</text:span><text:span text:style-name="T27"> P</text:span>r<text:alphabetical-index-mark-start text:id="IMark59170840"/>es<text:alphabetical-index-mark-end text:id="IMark59170840"/>s <text:span text:style-name="T12">[</text:span><text:alphabetical-index-mark-start text:id="IMark57583528"/><text:span text:style-name="T12">CON</text:span><text:alphabetical-index-mark-end text:id="IMark57583528"/><text:span text:style-name="T12">] </text:span><text:span text:style-name="T24">to </text:span><text:alphabetical-index-mark-start text:id="IMark59009400"/><text:span text:style-name="T24">connect</text:span><text:alphabetical-index-mark-end text:id="IMark59009400"/><text:span text:style-name="T24">.</text:span></text:p>
      <text:p text:style-name="P27"/>
      <text:p text:style-name="P27"/>
      <text:p text:style-name="P27">After calling this <text:alphabetical-index-mark-start text:id="IMark54383912"/>MFD<text:alphabetical-index-mark-end text:id="IMark54383912"/> for the first time in your <text:alphabetical-index-mark-start text:id="IMark58976024"/>Orbiter<text:alphabetical-index-mark-end text:id="IMark58976024"/> s<text:alphabetical-index-mark-start text:id="IMark55722360"/>es<text:alphabetical-index-mark-end text:id="IMark55722360"/>sion, you should <text:alphabetical-index-mark-start text:id="IMark56226696"/>connect<text:alphabetical-index-mark-end text:id="IMark56226696"/> to <text:alphabetical-index-mark-start text:id="IMark54125624"/>DGIIIAI<text:alphabetical-index-mark-end text:id="IMark54125624"/>.db with this <text:alphabetical-index-mark-start text:id="IMark55393048"/>procedure<text:alphabetical-index-mark-end text:id="IMark55393048"/>.</text:p>
      <text:p text:style-name="P27"/>
      <text:p text:style-name="P27">If you want to switch databas<text:alphabetical-index-mark-start text:id="IMark36290872"/>es<text:alphabetical-index-mark-end text:id="IMark36290872"/>, first <text:alphabetical-index-mark-start text:id="IMark56209304"/>dis<text:alphabetical-index-mark-start text:id="IMark57601688"/>connect<text:alphabetical-index-mark-end text:id="IMark57601688"/><text:alphabetical-index-mark-end text:id="IMark56209304"/> from the current database you are <text:alphabetical-index-mark-start text:id="IMark56231000"/>connect<text:alphabetical-index-mark-end text:id="IMark56231000"/>ed to following <text:span text:style-name="T12">[</text:span><text:span text:style-name="T16">5.3.2.</text:span><text:span text:style-name="T12">]</text:span> and then perform <text:span text:style-name="T12">[5.</text:span><text:span text:style-name="T16">3</text:span><text:span text:style-name="T12">.1.]</text:span><text:span text:style-name="T23">.</text:span></text:p>
      <text:p text:style-name="P27"><text:span text:style-name="T23"/></text:p>
      <text:h text:style-name="Heading_20_3" text:outline-level="3"><text:bookmark-start text:name="__RefHeading___Toc1103_964193841"/><text:span text:style-name="T12">5.3.2.</text:span><text:span text:style-name="T23"> </text:span><text:alphabetical-index-mark-start text:id="IMark58758120"/><text:span text:style-name="T12">Dis</text:span><text:alphabetical-index-mark-start text:id="IMark58058536"/><text:span text:style-name="T12">connect</text:span><text:bookmark-end text:name="__RefHeading___Toc1103_964193841"/><text:alphabetical-index-mark-end text:id="IMark58058536"/><text:alphabetical-index-mark-end text:id="IMark58758120"/></text:h>
      <text:p text:style-name="P28"><text:span text:style-name="T23"/></text:p>
      <text:p text:style-name="P28"><text:span text:style-name="T23"/></text:p>
      <text:p text:style-name="P28"><text:span text:style-name="T12">5.3.2.1.</text:span><text:span text:style-name="T23"> Pr</text:span><text:alphabetical-index-mark-start text:id="IMark59420024"/><text:span text:style-name="T23">es</text:span><text:alphabetical-index-mark-end text:id="IMark59420024"/><text:span text:style-name="T23">s </text:span><text:span text:style-name="T12">[</text:span><text:alphabetical-index-mark-start text:id="IMark61074360"/><text:span text:style-name="T12">DIS</text:span><text:alphabetical-index-mark-end text:id="IMark61074360"/><text:span text:style-name="T12">]</text:span><text:span text:style-name="T23">.</text:span></text:p>
      <text:p text:style-name="P28"><text:span text:style-name="T23"/></text:p>
      <text:p text:style-name="P28"><text:span text:style-name="T23"/></text:p>
      <text:p text:style-name="P28"><text:span text:style-name="T12">5.3.2.2.</text:span><text:span text:style-name="T23"> Wait until all pending </text:span><text:alphabetical-index-mark-start text:id="IMark57589880"/><text:span text:style-name="T23">DB</text:span><text:alphabetical-index-mark-end text:id="IMark57589880"/><text:span text:style-name="T23"> operations are finished. This might take a second or so.</text:span></text:p>
      <text:p text:style-name="P28"><text:span text:style-name="T23"/></text:p>
      <text:p text:style-name="P28"><text:span text:style-name="T23"/></text:p>
      <text:p text:style-name="P28"><text:span text:style-name="T23">Before leaving a database it is recommendable to </text:span><text:alphabetical-index-mark-start text:id="IMark61643032"/><text:span text:style-name="T23">dis</text:span><text:alphabetical-index-mark-start text:id="IMark59302248"/><text:span text:style-name="T23">connect</text:span><text:alphabetical-index-mark-end text:id="IMark59302248"/><text:alphabetical-index-mark-end text:id="IMark61643032"/><text:span text:style-name="T23"> or close it. Otherwise Sqlite3 might leave some </text:span><text:alphabetical-index-mark-start text:id="IMark56509816"/><text:span text:style-name="T23">connect</text:span><text:alphabetical-index-mark-end text:id="IMark56509816"/><text:span text:style-name="T23">ions open and when you finish your OSFS s</text:span><text:alphabetical-index-mark-start text:id="IMark55396344"/><text:span text:style-name="T23">es</text:span><text:alphabetical-index-mark-end text:id="IMark55396344"/><text:span text:style-name="T23">sion things might crash or even data might get corrupted.</text:span></text:p>
      <text:p text:style-name="P28"><text:span text:style-name="T23"/></text:p>
      <text:p text:style-name="P29"><text:span text:style-name="T23">After </text:span><text:alphabetical-index-mark-start text:id="IMark57583528"/><text:span text:style-name="T23">dis</text:span><text:alphabetical-index-mark-start text:id="IMark56589592"/><text:span text:style-name="T23">connect</text:span><text:alphabetical-index-mark-end text:id="IMark56589592"/><text:alphabetical-index-mark-end text:id="IMark57583528"/><text:span text:style-name="T23">ion, you will have to perform </text:span><text:span text:style-name="T12">[5.3.1.]</text:span><text:span text:style-name="T23"> to </text:span><text:alphabetical-index-mark-start text:id="IMark60035720"/><text:span text:style-name="T23">connect</text:span><text:alphabetical-index-mark-end text:id="IMark60035720"/><text:span text:style-name="T23"> to a database again.</text:span></text:p>
      <text:p text:style-name="P29"><text:span text:style-name="T23"/></text:p>
      <text:p text:style-name="P29"><text:span text:style-name="T23"/></text:p>
      <text:h text:style-name="Heading_20_3" text:outline-level="3"><text:bookmark-start text:name="__RefHeading___Toc1105_964193841"/>5.3.3. <text:alphabetical-index-mark-start text:id="IMark54383912"/>Send<text:alphabetical-index-mark-end text:id="IMark54383912"/> a raw <text:alphabetical-index-mark-start text:id="IMark56231000"/>SQL<text:alphabetical-index-mark-end text:id="IMark56231000"/> query<text:bookmark-end text:name="__RefHeading___Toc1105_964193841"/></text:h>
      <text:p text:style-name="P30"><text:span text:style-name="T23"/></text:p>
      <text:p text:style-name="P30"><text:span text:style-name="T23"/></text:p>
      <text:p text:style-name="P30"><text:span text:style-name="T12">5.3.3.1.</text:span><text:span text:style-name="T23"> Pr</text:span><text:alphabetical-index-mark-start text:id="IMark61715176"/><text:span text:style-name="T23">es</text:span><text:alphabetical-index-mark-end text:id="IMark61715176"/><text:span text:style-name="T23">s </text:span><text:span text:style-name="T12">[</text:span><text:alphabetical-index-mark-start text:id="IMark58345496"/><text:span text:style-name="T12">SQL</text:span><text:alphabetical-index-mark-end text:id="IMark58345496"/><text:span text:style-name="T12">]</text:span><text:span text:style-name="T23"> and wait for the dialog box to open.</text:span></text:p>
      <text:p text:style-name="P30"><text:soft-page-break/><text:span text:style-name="T23"/></text:p>
      <text:p text:style-name="P30"><text:span text:style-name="T23"/></text:p>
      <text:p text:style-name="P30"><text:span text:style-name="T12">5.3.3.2.</text:span><text:span text:style-name="T23"> Write a full </text:span><text:alphabetical-index-mark-start text:id="IMark60021272"/><text:span text:style-name="T23">SQL</text:span><text:alphabetical-index-mark-end text:id="IMark60021272"/><text:span text:style-name="T23"> query on the dialog.</text:span></text:p>
      <text:p text:style-name="P30"><text:span text:style-name="T23"/></text:p>
      <text:p text:style-name="P30"><text:span text:style-name="T23"/></text:p>
      <text:p text:style-name="P30"><text:span text:style-name="T12">5.3.3.3.</text:span><text:span text:style-name="T23"> Pr</text:span><text:alphabetical-index-mark-start text:id="IMark60035720"/><text:span text:style-name="T23">es</text:span><text:alphabetical-index-mark-end text:id="IMark60035720"/><text:span text:style-name="T23">s </text:span><text:span text:style-name="T12">[</text:span><text:alphabetical-index-mark-start text:id="IMark61304104"/><text:span text:style-name="T12">EXE</text:span><text:alphabetical-index-mark-end text:id="IMark61304104"/><text:span text:style-name="T12">]</text:span><text:span text:style-name="T23">.</text:span></text:p>
      <text:p text:style-name="P28"><text:span text:style-name="T23"/></text:p>
      <text:p text:style-name="P5"/>
      <text:p text:style-name="P5"/>
      <text:h text:style-name="P54" text:outline-level="1"><text:bookmark-start text:name="__RefHeading___Toc72872_673741182"/>6. Sourc<text:alphabetical-index-mark-start text:id="IMark60644008"/>es<text:bookmark-end text:name="__RefHeading___Toc72872_673741182"/><text:alphabetical-index-mark-end text:id="IMark60644008"/></text:h>
      <text:p text:style-name="P17"/>
      <text:p text:style-name="P18"><text:span text:style-name="T29">6.1. </text:span><text:alphabetical-index-mark-start text:id="IMark61233464"/>Edronkin<text:alphabetical-index-mark-end text:id="IMark61233464"/>, P. (2019). <text:alphabetical-index-mark-start text:id="IMark55129704"/>DGIIIAI<text:alphabetical-index-mark-end text:id="IMark55129704"/> - Intelligent Delta Glider. [online] <text:alphabetical-index-mark-start text:id="IMark58345496"/>DGIIIAI<text:alphabetical-index-mark-end text:id="IMark58345496"/>. Available at: https://p<text:alphabetical-index-mark-start text:id="IMark61643032"/>es<text:alphabetical-index-mark-end text:id="IMark61643032"/>choenberg.github.io/<text:alphabetical-index-mark-start text:id="IMark59302248"/>DGIIIAI<text:alphabetical-index-mark-end text:id="IMark59302248"/>/ [Acc<text:alphabetical-index-mark-start text:id="IMark58214744"/>es<text:alphabetical-index-mark-end text:id="IMark58214744"/>sed 26 Aug. 2019].</text:p>
      <text:p text:style-name="P18"/>
      <text:p text:style-name="P18"><text:span text:style-name="T29">6.2. </text:span>Sqlite.org. (2000). SQLite Home Page. [online] Available at: https://www.<text:alphabetical-index-mark-start text:id="IMark60452536"/>sql<text:alphabetical-index-mark-end text:id="IMark60452536"/>ite.org/index.html [Acc<text:alphabetical-index-mark-start text:id="IMark55396344"/>es<text:alphabetical-index-mark-end text:id="IMark55396344"/>sed 26 Aug. 2019].</text:p>
      <text:p text:style-name="P18"/>
      <text:p text:style-name="P18"><text:span text:style-name="T29">6.3. </text:span><text:alphabetical-index-mark-start text:id="IMark59170840"/>Schweiger<text:alphabetical-index-mark-end text:id="IMark59170840"/>, M. (2000). <text:alphabetical-index-mark-start text:id="IMark47374376"/>Orbiter<text:alphabetical-index-mark-end text:id="IMark47374376"/> 2016 <text:alphabetical-index-mark-start text:id="IMark60021272"/>Space<text:alphabetical-index-mark-end text:id="IMark60021272"/> <text:alphabetical-index-mark-start text:id="IMark59009400"/>Flight<text:alphabetical-index-mark-end text:id="IMark59009400"/> <text:alphabetical-index-mark-start text:id="IMark59420024"/>Simulator<text:alphabetical-index-mark-end text:id="IMark59420024"/>. [online] Orbit.medphys.ucl.ac.uk. Available at: http://orbit.medphys.ucl.ac.uk/ [Acc<text:alphabetical-index-mark-start text:id="IMark54908888"/>es<text:alphabetical-index-mark-end text:id="IMark54908888"/>sed 26 Aug. 2019].</text:p>
      <text:p text:style-name="P19"/>
      <text:p text:style-name="P5"/>
      <text:p text:style-name="P5"/>
      <text:alphabetical-index text:style-name="Sect1" text:name="Alphabetical Index1">
        <text:alphabetical-index-source text:alphabetical-separators="true" text:sort-algorithm="alphanumeric" fo:language="en" fo:country="US">
          <text:index-title-template text:style-name="Heading_20_1">7. Alphabetical Index</text:index-title-template>
          <text:alphabetical-index-entry-template text:outline-level="separator" text:style-name="Text_20_body">
            <text:index-entry-text/>
          </text:alphabetical-index-entry-template>
          <text:alphabetical-index-entry-template text:outline-level="1" text:style-name="Text_20_body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2" text:style-name="Text_20_body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3" text:style-name="Text_20_body">
            <text:index-entry-text/>
            <text:index-entry-tab-stop style:type="right" style:leader-char="."/>
            <text:index-entry-page-number/>
          </text:alphabetical-index-entry-template>
        </text:alphabetical-index-source>
        <text:index-body>
          <text:index-title text:style-name="Sect1" text:name="Alphabetical Index1_Head">
            <text:h text:style-name="P54" text:outline-level="1">7. Alphabetical Index</text:h>
          </text:index-title>
          <text:p text:style-name="P48"/>
          <text:p text:style-name="P48">A</text:p>
          <text:p text:style-name="P47">AI<text:tab/>1</text:p>
          <text:p text:style-name="P47">AIE<text:tab/>3, 5, 7pp., 11pp.</text:p>
          <text:p text:style-name="P47">artificial<text:tab/>1</text:p>
          <text:p text:style-name="P48"/>
          <text:p text:style-name="P48"/>
          <text:p text:style-name="P48">B</text:p>
          <text:p text:style-name="P47"/>
          <text:p text:style-name="P47">base<text:tab/>1</text:p>
          <text:p text:style-name="P48"/>
          <text:p text:style-name="P48"/>
          <text:p text:style-name="P48">C</text:p>
          <text:p text:style-name="P47"/>
          <text:p text:style-name="P47">CON<text:tab/>3, 10, 14</text:p>
          <text:p text:style-name="P47">connect<text:tab/>3, 5, 10, 13p.</text:p>
          <text:p text:style-name="P47">Connect<text:tab/>3, 10, 13</text:p>
          <text:p text:style-name="P47">contribute<text:tab/>2</text:p>
          <text:p text:style-name="P47">CONTRIBUTING<text:tab/>2</text:p>
          <text:p text:style-name="P47">COPYING<text:tab/>2</text:p>
          <text:p text:style-name="P48"/>
          <text:p text:style-name="P48"/>
          <text:p text:style-name="P48">D</text:p>
          <text:p text:style-name="P47"/>
          <text:p text:style-name="P47">data<text:tab/>1</text:p>
          <text:p text:style-name="P47">database<text:tab/>1</text:p>
          <text:p text:style-name="P47">DB<text:tab/>3, 10, 13p.</text:p>
          <text:p text:style-name="P47">developer<text:tab/>2</text:p>
          <text:p text:style-name="P47"><text:soft-page-break/>DGIIIAI<text:tab/>1p., 5pp., 13p., 16</text:p>
          <text:p text:style-name="P47">DIS<text:tab/>3, 10, 14</text:p>
          <text:p text:style-name="P47">disconnect<text:tab/>5, 14</text:p>
          <text:p text:style-name="P47">Disconnect<text:tab/>3, 10, 14</text:p>
          <text:p text:style-name="P47">display<text:tab/>1</text:p>
          <text:p text:style-name="P48"/>
          <text:p text:style-name="P48"/>
          <text:p text:style-name="P48">E</text:p>
          <text:p text:style-name="P47"/>
          <text:p text:style-name="P47">Edronkin<text:tab/>1, 16</text:p>
          <text:p text:style-name="P47">es<text:tab/>1pp.</text:p>
          <text:p text:style-name="P47">EXE<text:tab/>3, 13, 15</text:p>
          <text:p text:style-name="P47">expert<text:tab/>1, 5, 9</text:p>
          <text:p text:style-name="P47">Expert<text:tab/>3, 9</text:p>
          <text:p text:style-name="P48"/>
          <text:p text:style-name="P48"/>
          <text:p text:style-name="P48">F</text:p>
          <text:p text:style-name="P47"/>
          <text:p text:style-name="P47">file<text:tab/>2</text:p>
          <text:p text:style-name="P47">flight<text:tab/>1, 12</text:p>
          <text:p text:style-name="P47">Flight<text:tab/>1, 16</text:p>
          <text:p text:style-name="P47">format<text:tab/>2</text:p>
          <text:p text:style-name="P47">function<text:tab/>1, 3, 8pp.</text:p>
          <text:p text:style-name="P47">Function<text:tab/>3, 10</text:p>
          <text:p text:style-name="P48"/>
          <text:p text:style-name="P48"/>
          <text:p text:style-name="P48">I</text:p>
          <text:p text:style-name="P47"/>
          <text:p text:style-name="P47">input<text:tab/>5, 11p.</text:p>
          <text:p text:style-name="P47">install<text:tab/>2</text:p>
          <text:p text:style-name="P47"><text:soft-page-break/>intelligence<text:tab/>1</text:p>
          <text:p text:style-name="P47">Item<text:tab/>5, 9, 11p.</text:p>
          <text:p text:style-name="P47">ITM<text:tab/>3, 12p.</text:p>
          <text:p text:style-name="P48"/>
          <text:p text:style-name="P48"/>
          <text:p text:style-name="P48">K</text:p>
          <text:p text:style-name="P47"/>
          <text:p text:style-name="P47">KB<text:tab/>5</text:p>
          <text:p text:style-name="P47">knowledge<text:tab/>2</text:p>
          <text:p text:style-name="P48"/>
          <text:p text:style-name="P48"/>
          <text:p text:style-name="P48">L</text:p>
          <text:p text:style-name="P47"/>
          <text:p text:style-name="P47">lat<text:tab/>1</text:p>
          <text:p text:style-name="P47">license<text:tab/>2</text:p>
          <text:p text:style-name="P47">License<text:tab/>2p.</text:p>
          <text:p text:style-name="P48"/>
          <text:p text:style-name="P48"/>
          <text:p text:style-name="P48">M</text:p>
          <text:p text:style-name="P47"/>
          <text:p text:style-name="P47">MFD<text:tab/>1pp., 5, 7pp., 14</text:p>
          <text:p text:style-name="P47">MOF<text:tab/>3, 11</text:p>
          <text:p text:style-name="P47">MON<text:tab/>3, 11p.</text:p>
          <text:p text:style-name="P47">multi<text:tab/>1</text:p>
          <text:p text:style-name="P48"/>
          <text:p text:style-name="P48"/>
          <text:p text:style-name="P48">O</text:p>
          <text:p text:style-name="P47"/>
          <text:p text:style-name="P47">Orbit<text:tab/>2</text:p>
          <text:p text:style-name="P47">Orbiter<text:tab/>1p., 5, 7, 14, 16</text:p>
          <text:p text:style-name="P47"><text:soft-page-break/>orcid<text:tab/>1</text:p>
          <text:p text:style-name="P48"/>
          <text:p text:style-name="P48"/>
          <text:p text:style-name="P48">P</text:p>
          <text:p text:style-name="P47"/>
          <text:p text:style-name="P47">plug<text:tab/>10</text:p>
          <text:p text:style-name="P47">POF<text:tab/>3, 11p.</text:p>
          <text:p text:style-name="P47">PON<text:tab/>3, 11p.</text:p>
          <text:p text:style-name="P47">procedure<text:tab/>7, 13p.</text:p>
          <text:p text:style-name="P47">Procedure<text:tab/>3, 13</text:p>
          <text:p text:style-name="P47">program<text:tab/>1, 9, 12</text:p>
          <text:p text:style-name="P47">Program<text:tab/>11p.</text:p>
          <text:p text:style-name="P48"/>
          <text:p text:style-name="P48"/>
          <text:p text:style-name="P48">R</text:p>
          <text:p text:style-name="P47"/>
          <text:p text:style-name="P47">README<text:tab/>2</text:p>
          <text:p text:style-name="P48"/>
          <text:p text:style-name="P48"/>
          <text:p text:style-name="P48">S</text:p>
          <text:p text:style-name="P47"/>
          <text:p text:style-name="P47">Schweiger<text:tab/>2, 16</text:p>
          <text:p text:style-name="P47">send<text:tab/>1, 5, 9, 11, 13</text:p>
          <text:p text:style-name="P47">Send<text:tab/>4, 14</text:p>
          <text:p text:style-name="P47">setting<text:tab/>2</text:p>
          <text:p text:style-name="P47">Simulator<text:tab/>1, 16</text:p>
          <text:p text:style-name="P47">space<text:tab/>1, 5</text:p>
          <text:p text:style-name="P47">Space<text:tab/>1, 16</text:p>
          <text:p text:style-name="P47">sql<text:tab/>16</text:p>
          <text:p text:style-name="P47">Sql<text:tab/>2</text:p>
          <text:p text:style-name="P47"><text:soft-page-break/>SQL<text:tab/>1, 3p., 7pp., 11, 14p.</text:p>
          <text:p text:style-name="P47">SQLC<text:tab/>1, 3, 5pp., 13</text:p>
          <text:p text:style-name="P47">Sqlite3<text:tab/>2</text:p>
          <text:p text:style-name="P47">system<text:tab/>1pp., 5, 7pp.</text:p>
          <text:p text:style-name="P48"/>
          <text:p text:style-name="P48"/>
          <text:p text:style-name="P48">V</text:p>
          <text:p text:style-name="P47"/>
          <text:p text:style-name="P47">VAL<text:tab/>3, 12p.</text:p>
          <text:p text:style-name="P47">value<text:tab/>5, 12</text:p>
          <text:p text:style-name="P47">Value<text:tab/>5, 9, 11p.</text:p>
        </text:index-body>
      </text:alphabetical-index>
      <text:p text:style-name="P5"/>
      <text:p text:style-name="P5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9-17T03:13:28.029813734</dc:date>
    <meta:editing-duration>P1DT13H22M25S</meta:editing-duration>
    <meta:editing-cycles>59</meta:editing-cycles>
    <meta:generator>LibreOffice/5.1.6.2$Linux_X86_64 LibreOffice_project/10m0$Build-2</meta:generator>
    <meta:document-statistic meta:table-count="0" meta:image-count="0" meta:object-count="0" meta:page-count="21" meta:paragraph-count="233" meta:word-count="2510" meta:character-count="14273" meta:non-whitespace-character-count="11991"/>
  </office:meta>
</office:document-meta>
</file>